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magens" table:style-name="ta1">
        <table:shapes>
          <draw:frame draw:z-index="0" draw:style-name="gr1" draw:text-style-name="P1" svg:width="159.97mm" svg:height="90.05mm" svg:x="145.93mm" svg:y="120.59mm">
            <loext:p draw:notify-on-update-of-ranges="Imagens.A26:Imagens.A26 Imagens.A27:Imagens.A35 Imagens.B26:Imagens.B26 Imagens.B27:Imagens.B35 Imagens.C26:Imagens.C26 Imagens.C27:Imagens.C35 Imagens.D26:Imagens.D26 Imagens.D27:Imagens.D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71.27mm" svg:y="22.05mm">
            <loext:p draw:notify-on-update-of-ranges="Imagens.A14:Imagens.A14 Imagens.A15:Imagens.A23 Imagens.B14:Imagens.B14 Imagens.B15:Imagens.B23 Imagens.C14:Imagens.C14 Imagens.C15:Imagens.C23 Imagens.D14:Imagens.D14 Imagens.D15:Imagens.D23 Imagens.E14:Imagens.E14 Imagens.E15:Imagens.E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172.37mm" svg:y="233.75mm">
            <loext:p draw:notify-on-update-of-ranges="Imagens.A64:Imagens.A64 Imagens.A65:Imagens.A73 Imagens.B64:Imagens.B64 Imagens.B65:Imagens.B73 Imagens.C64:Imagens.C64 Imagens.C65:Imagens.C73 Imagens.D64:Imagens.D64 Imagens.D65:Imagens.D73 Imagens.E64:Imagens.E64 Imagens.E65:Imagens.E7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5mm" svg:x="173.75mm" svg:y="328.31mm">
            <loext:p draw:notify-on-update-of-ranges="Imagens.A76:Imagens.A76 Imagens.A77:Imagens.A85 Imagens.B76:Imagens.B76 Imagens.B77:Imagens.B85 Imagens.C76:Imagens.C76 Imagens.C77:Imagens.C85 Imagens.D76:Imagens.D76 Imagens.D77:Imagens.D8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7mm" svg:height="90.05mm" svg:x="163.19mm" svg:y="438.02mm">
            <loext:p draw:notify-on-update-of-ranges="Imagens.A96:Imagens.A96 Imagens.A97:Imagens.A99 Imagens.B96:Imagens.B96 Imagens.B97:Imagens.B99 Imagens.C96:Imagens.C96 Imagens.C97:Imagens.C9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FHD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K NF</text:p>
          </table:table-cell>
          <table:table-cell office:value-type="string" calcext:value-type="string">
            <text:p>4K SCAT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9244" calcext:value-type="float">
            <text:p>0,079244</text:p>
          </table:table-cell>
          <table:table-cell office:value-type="float" office:value="0.282715" calcext:value-type="float">
            <text:p>0,282715</text:p>
          </table:table-cell>
          <table:table-cell office:value-type="float" office:value="0.498681" calcext:value-type="float">
            <text:p>0,498681</text:p>
          </table:table-cell>
          <table:table-cell office:value-type="float" office:value="1.78389" calcext:value-type="float">
            <text:p>1,78389</text:p>
          </table:table-cell>
          <table:table-cell office:value-type="float" office:value="1.7833" calcext:value-type="float">
            <text:p>1,7833</text:p>
          </table:table-cell>
          <table:table-cell office:value-type="float" office:value="1.78132" calcext:value-type="float">
            <text:p>1,78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887" calcext:value-type="float">
            <text:p>0,06887</text:p>
          </table:table-cell>
          <table:table-cell office:value-type="float" office:value="0.23535" calcext:value-type="float">
            <text:p>0,23535</text:p>
          </table:table-cell>
          <table:table-cell office:value-type="float" office:value="0.44606" calcext:value-type="float">
            <text:p>0,44606</text:p>
          </table:table-cell>
          <table:table-cell office:value-type="float" office:value="1.42405" calcext:value-type="float">
            <text:p>1,42405</text:p>
          </table:table-cell>
          <table:table-cell office:value-type="float" office:value="1.58836" calcext:value-type="float">
            <text:p>1,58836</text:p>
          </table:table-cell>
          <table:table-cell office:value-type="float" office:value="1.54071" calcext:value-type="float">
            <text:p>1,54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1115" calcext:value-type="float">
            <text:p>0,051115</text:p>
          </table:table-cell>
          <table:table-cell office:value-type="float" office:value="0.226293" calcext:value-type="float">
            <text:p>0,226293</text:p>
          </table:table-cell>
          <table:table-cell office:value-type="float" office:value="0.297453" calcext:value-type="float">
            <text:p>0,297453</text:p>
          </table:table-cell>
          <table:table-cell office:value-type="float" office:value="1.0891" calcext:value-type="float">
            <text:p>1,0891</text:p>
          </table:table-cell>
          <table:table-cell office:value-type="float" office:value="1.52933" calcext:value-type="float">
            <text:p>1,52933</text:p>
          </table:table-cell>
          <table:table-cell office:value-type="float" office:value="1.391" calcext:value-type="float">
            <text:p>1,3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348" calcext:value-type="float">
            <text:p>0,05348</text:p>
          </table:table-cell>
          <table:table-cell office:value-type="float" office:value="0.22594" calcext:value-type="float">
            <text:p>0,22594</text:p>
          </table:table-cell>
          <table:table-cell office:value-type="float" office:value="0.289871" calcext:value-type="float">
            <text:p>0,289871</text:p>
          </table:table-cell>
          <table:table-cell office:value-type="float" office:value="1.13205" calcext:value-type="float">
            <text:p>1,13205</text:p>
          </table:table-cell>
          <table:table-cell office:value-type="float" office:value="1.53858" calcext:value-type="float">
            <text:p>1,53858</text:p>
          </table:table-cell>
          <table:table-cell office:value-type="float" office:value="1.21735" calcext:value-type="float">
            <text:p>1,217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8164" calcext:value-type="float">
            <text:p>0,048164</text:p>
          </table:table-cell>
          <table:table-cell office:value-type="float" office:value="0.176903" calcext:value-type="float">
            <text:p>0,176903</text:p>
          </table:table-cell>
          <table:table-cell office:value-type="float" office:value="0.288847" calcext:value-type="float">
            <text:p>0,288847</text:p>
          </table:table-cell>
          <table:table-cell office:value-type="float" office:value="1.08569" calcext:value-type="float">
            <text:p>1,08569</text:p>
          </table:table-cell>
          <table:table-cell office:value-type="float" office:value="1.52411" calcext:value-type="float">
            <text:p>1,52411</text:p>
          </table:table-cell>
          <table:table-cell office:value-type="float" office:value="1.19658" calcext:value-type="float">
            <text:p>1,196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8314" calcext:value-type="float">
            <text:p>0,048314</text:p>
          </table:table-cell>
          <table:table-cell office:value-type="float" office:value="0.178859" calcext:value-type="float">
            <text:p>0,178859</text:p>
          </table:table-cell>
          <table:table-cell office:value-type="float" office:value="0.290486" calcext:value-type="float">
            <text:p>0,290486</text:p>
          </table:table-cell>
          <table:table-cell office:value-type="float" office:value="1.06893" calcext:value-type="float">
            <text:p>1,06893</text:p>
          </table:table-cell>
          <table:table-cell office:value-type="float" office:value="1.45383" calcext:value-type="float">
            <text:p>1,45383</text:p>
          </table:table-cell>
          <table:table-cell office:value-type="float" office:value="1.16694" calcext:value-type="float">
            <text:p>1,166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0529" calcext:value-type="float">
            <text:p>0,050529</text:p>
          </table:table-cell>
          <table:table-cell office:value-type="float" office:value="0.178705" calcext:value-type="float">
            <text:p>0,178705</text:p>
          </table:table-cell>
          <table:table-cell office:value-type="float" office:value="0.280241" calcext:value-type="float">
            <text:p>0,280241</text:p>
          </table:table-cell>
          <table:table-cell office:value-type="float" office:value="1.14918" calcext:value-type="float">
            <text:p>1,14918</text:p>
          </table:table-cell>
          <table:table-cell office:value-type="float" office:value="1.40145" calcext:value-type="float">
            <text:p>1,40145</text:p>
          </table:table-cell>
          <table:table-cell office:value-type="float" office:value="1.35961" calcext:value-type="float">
            <text:p>1,35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9738" calcext:value-type="float">
            <text:p>0,049738</text:p>
          </table:table-cell>
          <table:table-cell office:value-type="float" office:value="0.185994" calcext:value-type="float">
            <text:p>0,185994</text:p>
          </table:table-cell>
          <table:table-cell office:value-type="float" office:value="0.299296" calcext:value-type="float">
            <text:p>0,299296</text:p>
          </table:table-cell>
          <table:table-cell office:value-type="float" office:value="1.15041" calcext:value-type="float">
            <text:p>1,15041</text:p>
          </table:table-cell>
          <table:table-cell office:value-type="float" office:value="1.47904" calcext:value-type="float">
            <text:p>1,47904</text:p>
          </table:table-cell>
          <table:table-cell office:value-type="float" office:value="1.47004" calcext:value-type="float">
            <text:p>1,47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8757" calcext:value-type="float">
            <text:p>0,048757</text:p>
          </table:table-cell>
          <table:table-cell office:value-type="float" office:value="0.170735" calcext:value-type="float">
            <text:p>0,170735</text:p>
          </table:table-cell>
          <table:table-cell office:value-type="float" office:value="0.287123" calcext:value-type="float">
            <text:p>0,287123</text:p>
          </table:table-cell>
          <table:table-cell office:value-type="float" office:value="1.01025" calcext:value-type="float">
            <text:p>1,01025</text:p>
          </table:table-cell>
          <table:table-cell office:value-type="float" office:value="1.38921" calcext:value-type="float">
            <text:p>1,38921</text:p>
          </table:table-cell>
          <table:table-cell office:value-type="float" office:value="1.36798" calcext:value-type="float">
            <text:p>1,367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819" calcext:value-type="float">
            <text:p>0,047819</text:p>
          </table:table-cell>
          <table:table-cell office:value-type="float" office:value="0.173539" calcext:value-type="float">
            <text:p>0,173539</text:p>
          </table:table-cell>
          <table:table-cell office:value-type="float" office:value="0.269683" calcext:value-type="float">
            <text:p>0,269683</text:p>
          </table:table-cell>
          <table:table-cell office:value-type="float" office:value="1.01023" calcext:value-type="float">
            <text:p>1,01023</text:p>
          </table:table-cell>
          <table:table-cell office:value-type="float" office:value="1.32612" calcext:value-type="float">
            <text:p>1,32612</text:p>
          </table:table-cell>
          <table:table-cell office:value-type="float" office:value="1.03787" calcext:value-type="float">
            <text:p>1,0378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HD (720p)</text:p>
          </table:table-cell>
          <table:table-cell office:value-type="string" calcext:value-type="string">
            <text:p>FHD (1080p)</text:p>
          </table:table-cell>
          <table:table-cell office:value-type="string" calcext:value-type="string">
            <text:p>UHD (4K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/[.B3]" office:value-type="float" office:value="1.15063162480035" calcext:value-type="float">
            <text:p>1,1506316248</text:p>
          </table:table-cell>
          <table:table-cell table:formula="of:=[.C2]/[.C3]" office:value-type="float" office:value="1.20125345230508" calcext:value-type="float">
            <text:p>1,2012534523</text:p>
          </table:table-cell>
          <table:table-cell table:formula="of:=[.D2]/[.D3]" office:value-type="float" office:value="1.11796843473972" calcext:value-type="float">
            <text:p>1,1179684347</text:p>
          </table:table-cell>
          <table:table-cell table:formula="of:=[.E2]/[.E3]" office:value-type="float" office:value="1.25268775675011" calcext:value-type="float">
            <text:p>1,25268775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/[.B4]" office:value-type="float" office:value="1.55030812872934" calcext:value-type="float">
            <text:p>1,5503081287</text:p>
          </table:table-cell>
          <table:table-cell table:formula="of:=[.C2]/[.C4]" office:value-type="float" office:value="1.24933161874207" calcext:value-type="float">
            <text:p>1,2493316187</text:p>
          </table:table-cell>
          <table:table-cell table:formula="of:=[.D2]/[.D4]" office:value-type="float" office:value="1.676503514841" calcext:value-type="float">
            <text:p>1,6765035148</text:p>
          </table:table-cell>
          <table:table-cell table:formula="of:=[.E2]/[.E4]" office:value-type="float" office:value="1.63794876503535" calcext:value-type="float">
            <text:p>1,63794876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/[.B5]" office:value-type="float" office:value="1.48175018698579" calcext:value-type="float">
            <text:p>1,481750187</text:p>
          </table:table-cell>
          <table:table-cell table:formula="of:=[.C2]/[.C5]" office:value-type="float" office:value="1.25128352659998" calcext:value-type="float">
            <text:p>1,2512835266</text:p>
          </table:table-cell>
          <table:table-cell table:formula="of:=[.D2]/[.D5]" office:value-type="float" office:value="1.72035491649734" calcext:value-type="float">
            <text:p>1,7203549165</text:p>
          </table:table-cell>
          <table:table-cell table:formula="of:=[.E2]/[.E5]" office:value-type="float" office:value="1.5758049556115" calcext:value-type="float">
            <text:p>1,57580495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/[.B6]" office:value-type="float" office:value="1.64529524125903" calcext:value-type="float">
            <text:p>1,6452952413</text:p>
          </table:table-cell>
          <table:table-cell table:formula="of:=[.C2]/[.C6]" office:value-type="float" office:value="1.59813570148613" calcext:value-type="float">
            <text:p>1,5981357015</text:p>
          </table:table-cell>
          <table:table-cell table:formula="of:=[.D2]/[.D6]" office:value-type="float" office:value="1.72645379733908" calcext:value-type="float">
            <text:p>1,7264537973</text:p>
          </table:table-cell>
          <table:table-cell table:formula="of:=[.E2]/[.E6]" office:value-type="float" office:value="1.64309333235086" calcext:value-type="float">
            <text:p>1,64309333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]/[.B7]" office:value-type="float" office:value="1.64018710932649" calcext:value-type="float">
            <text:p>1,6401871093</text:p>
          </table:table-cell>
          <table:table-cell table:formula="of:=[.C2]/[.C7]" office:value-type="float" office:value="1.58065850753946" calcext:value-type="float">
            <text:p>1,5806585075</text:p>
          </table:table-cell>
          <table:table-cell table:formula="of:=[.D2]/[.D7]" office:value-type="float" office:value="1.71671268150617" calcext:value-type="float">
            <text:p>1,7167126815</text:p>
          </table:table-cell>
          <table:table-cell table:formula="of:=[.E2]/[.E7]" office:value-type="float" office:value="1.66885577165951" calcext:value-type="float">
            <text:p>1,668855771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]/[.B8]" office:value-type="float" office:value="1.56828751805894" calcext:value-type="float">
            <text:p>1,5682875181</text:p>
          </table:table-cell>
          <table:table-cell table:formula="of:=[.C2]/[.C8]" office:value-type="float" office:value="1.58202064855488" calcext:value-type="float">
            <text:p>1,5820206486</text:p>
          </table:table-cell>
          <table:table-cell table:formula="of:=[.D2]/[.D8]" office:value-type="float" office:value="1.77947195449631" calcext:value-type="float">
            <text:p>1,7794719545</text:p>
          </table:table-cell>
          <table:table-cell table:formula="of:=[.E2]/[.E8]" office:value-type="float" office:value="1.55231556414139" calcext:value-type="float">
            <text:p>1,552315564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]/[.B9]" office:value-type="float" office:value="1.59322851743134" calcext:value-type="float">
            <text:p>1,5932285174</text:p>
          </table:table-cell>
          <table:table-cell table:formula="of:=[.C2]/[.C9]" office:value-type="float" office:value="1.52002215125219" calcext:value-type="float">
            <text:p>1,5200221513</text:p>
          </table:table-cell>
          <table:table-cell table:formula="of:=[.D2]/[.D9]" office:value-type="float" office:value="1.66617996899391" calcext:value-type="float">
            <text:p>1,666179969</text:p>
          </table:table-cell>
          <table:table-cell table:formula="of:=[.E2]/[.E9]" office:value-type="float" office:value="1.55065585313062" calcext:value-type="float">
            <text:p>1,550655853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]/[.B10]" office:value-type="float" office:value="1.62528457452263" calcext:value-type="float">
            <text:p>1,6252845745</text:p>
          </table:table-cell>
          <table:table-cell table:formula="of:=[.C2]/[.C10]" office:value-type="float" office:value="1.65587020821741" calcext:value-type="float">
            <text:p>1,6558702082</text:p>
          </table:table-cell>
          <table:table-cell table:formula="of:=[.D2]/[.D10]" office:value-type="float" office:value="1.73682010845526" calcext:value-type="float">
            <text:p>1,7368201085</text:p>
          </table:table-cell>
          <table:table-cell table:formula="of:=[.E2]/[.E10]" office:value-type="float" office:value="1.76579064587973" calcext:value-type="float">
            <text:p>1,76579064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]/[.B11]" office:value-type="float" office:value="1.65716556180598" calcext:value-type="float">
            <text:p>1,6571655618</text:p>
          </table:table-cell>
          <table:table-cell table:formula="of:=[.C2]/[.C11]" office:value-type="float" office:value="1.62911506923516" calcext:value-type="float">
            <text:p>1,6291150692</text:p>
          </table:table-cell>
          <table:table-cell table:formula="of:=[.D2]/[.D11]" office:value-type="float" office:value="1.8491376912894" calcext:value-type="float">
            <text:p>1,8491376913</text:p>
          </table:table-cell>
          <table:table-cell table:formula="of:=[.E2]/[.E11]" office:value-type="float" office:value="1.76582560407036" calcext:value-type="float">
            <text:p>1,765825604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Scatter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2]/[.E3]" office:value-type="float" office:value="1.25268775675011" calcext:value-type="float">
            <text:p>1,2526877568</text:p>
          </table:table-cell>
          <table:table-cell table:formula="of:=[.F2]/[.F3]" office:value-type="float" office:value="1.12273036339369" calcext:value-type="float">
            <text:p>1,1227303634</text:p>
          </table:table-cell>
          <table:table-cell table:formula="of:=[.G2]/[.G3]" office:value-type="float" office:value="1.15616826008788" calcext:value-type="float">
            <text:p>1,15616826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2]/[.E4]" office:value-type="float" office:value="1.63794876503535" calcext:value-type="float">
            <text:p>1,637948765</text:p>
          </table:table-cell>
          <table:table-cell table:formula="of:=[.F2]/[.F4]" office:value-type="float" office:value="1.16606618584609" calcext:value-type="float">
            <text:p>1,1660661858</text:p>
          </table:table-cell>
          <table:table-cell table:formula="of:=[.G2]/[.G4]" office:value-type="float" office:value="1.28060388209921" calcext:value-type="float">
            <text:p>1,28060388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2]/[.E5]" office:value-type="float" office:value="1.5758049556115" calcext:value-type="float">
            <text:p>1,5758049556</text:p>
          </table:table-cell>
          <table:table-cell table:formula="of:=[.F2]/[.F5]" office:value-type="float" office:value="1.15905575270704" calcext:value-type="float">
            <text:p>1,1590557527</text:p>
          </table:table-cell>
          <table:table-cell table:formula="of:=[.G2]/[.G5]" office:value-type="float" office:value="1.46327678974822" calcext:value-type="float">
            <text:p>1,463276789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2]/[.E6]" office:value-type="float" office:value="1.64309333235086" calcext:value-type="float">
            <text:p>1,6430933324</text:p>
          </table:table-cell>
          <table:table-cell table:formula="of:=[.F2]/[.F6]" office:value-type="float" office:value="1.17005990381272" calcext:value-type="float">
            <text:p>1,1700599038</text:p>
          </table:table-cell>
          <table:table-cell table:formula="of:=[.G2]/[.G6]" office:value-type="float" office:value="1.48867606010463" calcext:value-type="float">
            <text:p>1,488676060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E2]/[.E7]" office:value-type="float" office:value="1.66885577165951" calcext:value-type="float">
            <text:p>1,6688557717</text:p>
          </table:table-cell>
          <table:table-cell table:formula="of:=[.F2]/[.F7]" office:value-type="float" office:value="1.22662209474285" calcext:value-type="float">
            <text:p>1,2266220947</text:p>
          </table:table-cell>
          <table:table-cell table:formula="of:=[.G2]/[.G7]" office:value-type="float" office:value="1.52648807993556" calcext:value-type="float">
            <text:p>1,526488079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E2]/[.E8]" office:value-type="float" office:value="1.55231556414139" calcext:value-type="float">
            <text:p>1,5523155641</text:p>
          </table:table-cell>
          <table:table-cell table:formula="of:=[.F2]/[.F8]" office:value-type="float" office:value="1.27246780120589" calcext:value-type="float">
            <text:p>1,2724678012</text:p>
          </table:table-cell>
          <table:table-cell table:formula="of:=[.G2]/[.G8]" office:value-type="float" office:value="1.31016982811247" calcext:value-type="float">
            <text:p>1,310169828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E2]/[.E9]" office:value-type="float" office:value="1.55065585313062" calcext:value-type="float">
            <text:p>1,5506558531</text:p>
          </table:table-cell>
          <table:table-cell table:formula="of:=[.F2]/[.F9]" office:value-type="float" office:value="1.20571451752488" calcext:value-type="float">
            <text:p>1,2057145175</text:p>
          </table:table-cell>
          <table:table-cell table:formula="of:=[.G2]/[.G9]" office:value-type="float" office:value="1.21174934015401" calcext:value-type="float">
            <text:p>1,211749340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E2]/[.E10]" office:value-type="float" office:value="1.76579064587973" calcext:value-type="float">
            <text:p>1,7657906459</text:p>
          </table:table-cell>
          <table:table-cell table:formula="of:=[.F2]/[.F10]" office:value-type="float" office:value="1.28367921336587" calcext:value-type="float">
            <text:p>1,2836792134</text:p>
          </table:table-cell>
          <table:table-cell table:formula="of:=[.G2]/[.G10]" office:value-type="float" office:value="1.30215354025644" calcext:value-type="float">
            <text:p>1,302153540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E2]/[.E11]" office:value-type="float" office:value="1.76582560407036" calcext:value-type="float">
            <text:p>1,7658256041</text:p>
          </table:table-cell>
          <table:table-cell table:formula="of:=[.F2]/[.F11]" office:value-type="float" office:value="1.34475009803034" calcext:value-type="float">
            <text:p>1,344750098</text:p>
          </table:table-cell>
          <table:table-cell table:formula="of:=[.G2]/[.G11]" office:value-type="float" office:value="1.71632285353657" calcext:value-type="float">
            <text:p>1,7163228535</text:p>
          </table:table-cell>
          <table:table-cell table:number-columns-repeated="3"/>
        </table:table-row>
        <table:table-row table:style-name="ro1" table:number-rows-repeated="15">
          <table:table-cell table:number-columns-repeated="7"/>
        </table:table-row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FHD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K NF</text:p>
          </table:table-cell>
          <table:table-cell office:value-type="string" calcext:value-type="string">
            <text:p>4K SCAT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0556" calcext:value-type="float">
            <text:p>0,130556</text:p>
          </table:table-cell>
          <table:table-cell office:value-type="float" office:value="0.480083" calcext:value-type="float">
            <text:p>0,480083</text:p>
          </table:table-cell>
          <table:table-cell office:value-type="float" office:value="0.885568" calcext:value-type="float">
            <text:p>0,885568</text:p>
          </table:table-cell>
          <table:table-cell office:value-type="float" office:value="3.08452" calcext:value-type="float">
            <text:p>3,08452</text:p>
          </table:table-cell>
          <table:table-cell office:value-type="float" office:value="3.07758" calcext:value-type="float">
            <text:p>3,07758</text:p>
          </table:table-cell>
          <table:table-cell office:value-type="float" office:value="3.08335" calcext:value-type="float">
            <text:p>3,08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4945" calcext:value-type="float">
            <text:p>0,134945</text:p>
          </table:table-cell>
          <table:table-cell office:value-type="float" office:value="0.482189" calcext:value-type="float">
            <text:p>0,482189</text:p>
          </table:table-cell>
          <table:table-cell office:value-type="float" office:value="0.95301" calcext:value-type="float">
            <text:p>0,95301</text:p>
          </table:table-cell>
          <table:table-cell office:value-type="float" office:value="2.97635" calcext:value-type="float">
            <text:p>2,97635</text:p>
          </table:table-cell>
          <table:table-cell office:value-type="float" office:value="2.92398" calcext:value-type="float">
            <text:p>2,92398</text:p>
          </table:table-cell>
          <table:table-cell office:value-type="float" office:value="3.08452" calcext:value-type="float">
            <text:p>3,08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4361" calcext:value-type="float">
            <text:p>0,114361</text:p>
          </table:table-cell>
          <table:table-cell office:value-type="float" office:value="0.427792" calcext:value-type="float">
            <text:p>0,427792</text:p>
          </table:table-cell>
          <table:table-cell office:value-type="float" office:value="0.769558" calcext:value-type="float">
            <text:p>0,769558</text:p>
          </table:table-cell>
          <table:table-cell office:value-type="float" office:value="2.42935" calcext:value-type="float">
            <text:p>2,42935</text:p>
          </table:table-cell>
          <table:table-cell office:value-type="float" office:value="2.86615" calcext:value-type="float">
            <text:p>2,86615</text:p>
          </table:table-cell>
          <table:table-cell office:value-type="float" office:value="2.93763" calcext:value-type="float">
            <text:p>2,93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7525" calcext:value-type="float">
            <text:p>0,117525</text:p>
          </table:table-cell>
          <table:table-cell office:value-type="float" office:value="0.426779" calcext:value-type="float">
            <text:p>0,426779</text:p>
          </table:table-cell>
          <table:table-cell office:value-type="float" office:value="0.758286" calcext:value-type="float">
            <text:p>0,758286</text:p>
          </table:table-cell>
          <table:table-cell office:value-type="float" office:value="2.46165" calcext:value-type="float">
            <text:p>2,46165</text:p>
          </table:table-cell>
          <table:table-cell office:value-type="float" office:value="2.90079" calcext:value-type="float">
            <text:p>2,90079</text:p>
          </table:table-cell>
          <table:table-cell office:value-type="float" office:value="2.76759" calcext:value-type="float">
            <text:p>2,767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7959" calcext:value-type="float">
            <text:p>0,107959</text:p>
          </table:table-cell>
          <table:table-cell office:value-type="float" office:value="0.379088" calcext:value-type="float">
            <text:p>0,379088</text:p>
          </table:table-cell>
          <table:table-cell office:value-type="float" office:value="0.758731" calcext:value-type="float">
            <text:p>0,758731</text:p>
          </table:table-cell>
          <table:table-cell office:value-type="float" office:value="2.42249" calcext:value-type="float">
            <text:p>2,42249</text:p>
          </table:table-cell>
          <table:table-cell office:value-type="float" office:value="2.92339" calcext:value-type="float">
            <text:p>2,92339</text:p>
          </table:table-cell>
          <table:table-cell office:value-type="float" office:value="2.75667" calcext:value-type="float">
            <text:p>2,75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0743" calcext:value-type="float">
            <text:p>0,110743</text:p>
          </table:table-cell>
          <table:table-cell office:value-type="float" office:value="0.380906" calcext:value-type="float">
            <text:p>0,380906</text:p>
          </table:table-cell>
          <table:table-cell office:value-type="float" office:value="0.75886" calcext:value-type="float">
            <text:p>0,75886</text:p>
          </table:table-cell>
          <table:table-cell office:value-type="float" office:value="2.41999" calcext:value-type="float">
            <text:p>2,41999</text:p>
          </table:table-cell>
          <table:table-cell office:value-type="float" office:value="3.02337" calcext:value-type="float">
            <text:p>3,02337</text:p>
          </table:table-cell>
          <table:table-cell office:value-type="float" office:value="2.44727" calcext:value-type="float">
            <text:p>2,447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4608" calcext:value-type="float">
            <text:p>0,114608</text:p>
          </table:table-cell>
          <table:table-cell office:value-type="float" office:value="0.3794" calcext:value-type="float">
            <text:p>0,3794</text:p>
          </table:table-cell>
          <table:table-cell office:value-type="float" office:value="0.785931" calcext:value-type="float">
            <text:p>0,785931</text:p>
          </table:table-cell>
          <table:table-cell office:value-type="float" office:value="2.47522" calcext:value-type="float">
            <text:p>2,47522</text:p>
          </table:table-cell>
          <table:table-cell office:value-type="float" office:value="2.94652" calcext:value-type="float">
            <text:p>2,94652</text:p>
          </table:table-cell>
          <table:table-cell office:value-type="float" office:value="2.90903" calcext:value-type="float">
            <text:p>2,909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39" calcext:value-type="float">
            <text:p>0,1139</text:p>
          </table:table-cell>
          <table:table-cell office:value-type="float" office:value="0.390704" calcext:value-type="float">
            <text:p>0,390704</text:p>
          </table:table-cell>
          <table:table-cell office:value-type="float" office:value="0.786526" calcext:value-type="float">
            <text:p>0,786526</text:p>
          </table:table-cell>
          <table:table-cell office:value-type="float" office:value="2.47298" calcext:value-type="float">
            <text:p>2,47298</text:p>
          </table:table-cell>
          <table:table-cell office:value-type="float" office:value="3.01802" calcext:value-type="float">
            <text:p>3,01802</text:p>
          </table:table-cell>
          <table:table-cell office:value-type="float" office:value="2.7815" calcext:value-type="float">
            <text:p>2,78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0905" calcext:value-type="float">
            <text:p>0,110905</text:p>
          </table:table-cell>
          <table:table-cell office:value-type="float" office:value="0.413102" calcext:value-type="float">
            <text:p>0,413102</text:p>
          </table:table-cell>
          <table:table-cell office:value-type="float" office:value="0.75446" calcext:value-type="float">
            <text:p>0,75446</text:p>
          </table:table-cell>
          <table:table-cell office:value-type="float" office:value="2.56254" calcext:value-type="float">
            <text:p>2,56254</text:p>
          </table:table-cell>
          <table:table-cell office:value-type="float" office:value="2.93457" calcext:value-type="float">
            <text:p>2,93457</text:p>
          </table:table-cell>
          <table:table-cell office:value-type="float" office:value="2.72887" calcext:value-type="float">
            <text:p>2,728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4861" calcext:value-type="float">
            <text:p>0,114861</text:p>
          </table:table-cell>
          <table:table-cell office:value-type="float" office:value="0.387793" calcext:value-type="float">
            <text:p>0,387793</text:p>
          </table:table-cell>
          <table:table-cell office:value-type="float" office:value="0.780316" calcext:value-type="float">
            <text:p>0,780316</text:p>
          </table:table-cell>
          <table:table-cell office:value-type="float" office:value="2.5558" calcext:value-type="float">
            <text:p>2,5558</text:p>
          </table:table-cell>
          <table:table-cell office:value-type="float" office:value="2.87214" calcext:value-type="float">
            <text:p>2,87214</text:p>
          </table:table-cell>
          <table:table-cell office:value-type="float" office:value="2.60566" calcext:value-type="float">
            <text:p>2,6056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HD (720p)</text:p>
          </table:table-cell>
          <table:table-cell office:value-type="string" calcext:value-type="string">
            <text:p>FHD (1080p)</text:p>
          </table:table-cell>
          <table:table-cell office:value-type="string" calcext:value-type="string">
            <text:p>UHD (4K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2]/[.B53]" office:value-type="float" office:value="0.96747563822298" calcext:value-type="float">
            <text:p>0,9674756382</text:p>
          </table:table-cell>
          <table:table-cell table:formula="of:=[.C52]/[.C53]" office:value-type="float" office:value="0.995632417993774" calcext:value-type="float">
            <text:p>0,995632418</text:p>
          </table:table-cell>
          <table:table-cell table:formula="of:=[.D52]/[.D53]" office:value-type="float" office:value="0.929232641840065" calcext:value-type="float">
            <text:p>0,9292326418</text:p>
          </table:table-cell>
          <table:table-cell table:formula="of:=[.E52]/[.E53]" office:value-type="float" office:value="1.03634317200598" calcext:value-type="float">
            <text:p>1,03634317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2]/[.B54]" office:value-type="float" office:value="1.14161296246098" calcext:value-type="float">
            <text:p>1,1416129625</text:p>
          </table:table-cell>
          <table:table-cell table:formula="of:=[.C52]/[.C54]" office:value-type="float" office:value="1.12223463739387" calcext:value-type="float">
            <text:p>1,1222346374</text:p>
          </table:table-cell>
          <table:table-cell table:formula="of:=[.D52]/[.D54]" office:value-type="float" office:value="1.15074887143009" calcext:value-type="float">
            <text:p>1,1507488714</text:p>
          </table:table-cell>
          <table:table-cell table:formula="of:=[.E52]/[.E54]" office:value-type="float" office:value="1.26968942309671" calcext:value-type="float">
            <text:p>1,26968942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2]/[.B55]" office:value-type="float" office:value="1.1108785364816" calcext:value-type="float">
            <text:p>1,1108785365</text:p>
          </table:table-cell>
          <table:table-cell table:formula="of:=[.C52]/[.C55]" office:value-type="float" office:value="1.12489836660192" calcext:value-type="float">
            <text:p>1,1248983666</text:p>
          </table:table-cell>
          <table:table-cell table:formula="of:=[.D52]/[.D55]" office:value-type="float" office:value="1.16785487269975" calcext:value-type="float">
            <text:p>1,1678548727</text:p>
          </table:table-cell>
          <table:table-cell table:formula="of:=[.E52]/[.E55]" office:value-type="float" office:value="1.25302947210205" calcext:value-type="float">
            <text:p>1,25302947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2]/[.B56]" office:value-type="float" office:value="1.20931094211691" calcext:value-type="float">
            <text:p>1,2093109421</text:p>
          </table:table-cell>
          <table:table-cell table:formula="of:=[.C52]/[.C56]" office:value-type="float" office:value="1.26641571350188" calcext:value-type="float">
            <text:p>1,2664157135</text:p>
          </table:table-cell>
          <table:table-cell table:formula="of:=[.D52]/[.D56]" office:value-type="float" office:value="1.16716991924674" calcext:value-type="float">
            <text:p>1,1671699192</text:p>
          </table:table-cell>
          <table:table-cell table:formula="of:=[.E52]/[.E56]" office:value-type="float" office:value="1.27328492584077" calcext:value-type="float">
            <text:p>1,27328492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2]/[.B57]" office:value-type="float" office:value="1.17890972792863" calcext:value-type="float">
            <text:p>1,1789097279</text:p>
          </table:table-cell>
          <table:table-cell table:formula="of:=[.C52]/[.C57]" office:value-type="float" office:value="1.26037132520884" calcext:value-type="float">
            <text:p>1,2603713252</text:p>
          </table:table-cell>
          <table:table-cell table:formula="of:=[.D52]/[.D57]" office:value-type="float" office:value="1.16697150989642" calcext:value-type="float">
            <text:p>1,1669715099</text:p>
          </table:table-cell>
          <table:table-cell table:formula="of:=[.E52]/[.E57]" office:value-type="float" office:value="1.27460030826574" calcext:value-type="float">
            <text:p>1,27460030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52]/[.B58]" office:value-type="float" office:value="1.13915258969705" calcext:value-type="float">
            <text:p>1,1391525897</text:p>
          </table:table-cell>
          <table:table-cell table:formula="of:=[.C52]/[.C58]" office:value-type="float" office:value="1.26537427517132" calcext:value-type="float">
            <text:p>1,2653742752</text:p>
          </table:table-cell>
          <table:table-cell table:formula="of:=[.D52]/[.D58]" office:value-type="float" office:value="1.12677576021305" calcext:value-type="float">
            <text:p>1,1267757602</text:p>
          </table:table-cell>
          <table:table-cell table:formula="of:=[.E52]/[.E58]" office:value-type="float" office:value="1.2461599372985" calcext:value-type="float">
            <text:p>1,246159937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2]/[.B59]" office:value-type="float" office:value="1.1462335381914" calcext:value-type="float">
            <text:p>1,1462335382</text:p>
          </table:table-cell>
          <table:table-cell table:formula="of:=[.C52]/[.C59]" office:value-type="float" office:value="1.22876397477374" calcext:value-type="float">
            <text:p>1,2287639748</text:p>
          </table:table-cell>
          <table:table-cell table:formula="of:=[.D52]/[.D59]" office:value-type="float" office:value="1.12592336426259" calcext:value-type="float">
            <text:p>1,1259233643</text:p>
          </table:table-cell>
          <table:table-cell table:formula="of:=[.E52]/[.E59]" office:value-type="float" office:value="1.24728869622884" calcext:value-type="float">
            <text:p>1,247288696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2]/[.B60]" office:value-type="float" office:value="1.17718768315225" calcext:value-type="float">
            <text:p>1,1771876832</text:p>
          </table:table-cell>
          <table:table-cell table:formula="of:=[.C52]/[.C60]" office:value-type="float" office:value="1.1621415534178" calcext:value-type="float">
            <text:p>1,1621415534</text:p>
          </table:table-cell>
          <table:table-cell table:formula="of:=[.D52]/[.D60]" office:value-type="float" office:value="1.17377727116083" calcext:value-type="float">
            <text:p>1,1737772712</text:p>
          </table:table-cell>
          <table:table-cell table:formula="of:=[.E52]/[.E60]" office:value-type="float" office:value="1.20369633254505" calcext:value-type="float">
            <text:p>1,20369633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2]/[.B61]" office:value-type="float" office:value="1.13664342117864" calcext:value-type="float">
            <text:p>1,1366434212</text:p>
          </table:table-cell>
          <table:table-cell table:formula="of:=[.C52]/[.C61]" office:value-type="float" office:value="1.23798779245628" calcext:value-type="float">
            <text:p>1,2379877925</text:p>
          </table:table-cell>
          <table:table-cell table:formula="of:=[.D52]/[.D61]" office:value-type="float" office:value="1.13488381630006" calcext:value-type="float">
            <text:p>1,1348838163</text:p>
          </table:table-cell>
          <table:table-cell table:formula="of:=[.E52]/[.E61]" office:value-type="float" office:value="1.20687064715549" calcext:value-type="float">
            <text:p>1,206870647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Scatter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52]/[.E53]" office:value-type="float" office:value="1.03634317200598" calcext:value-type="float">
            <text:p>1,036343172</text:p>
          </table:table-cell>
          <table:table-cell table:formula="of:=[.F52]/[.F53]" office:value-type="float" office:value="1.05253113906388" calcext:value-type="float">
            <text:p>1,0525311391</text:p>
          </table:table-cell>
          <table:table-cell table:formula="of:=[.G52]/[.G53]" office:value-type="float" office:value="0.99962068652497" calcext:value-type="float">
            <text:p>0,999620686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52]/[.E54]" office:value-type="float" office:value="1.26968942309671" calcext:value-type="float">
            <text:p>1,2696894231</text:p>
          </table:table-cell>
          <table:table-cell table:formula="of:=[.F52]/[.F54]" office:value-type="float" office:value="1.07376794654851" calcext:value-type="float">
            <text:p>1,0737679465</text:p>
          </table:table-cell>
          <table:table-cell table:formula="of:=[.G52]/[.G54]" office:value-type="float" office:value="1.04960461324265" calcext:value-type="float">
            <text:p>1,04960461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52]/[.E55]" office:value-type="float" office:value="1.25302947210205" calcext:value-type="float">
            <text:p>1,2530294721</text:p>
          </table:table-cell>
          <table:table-cell table:formula="of:=[.F52]/[.F55]" office:value-type="float" office:value="1.06094546657979" calcext:value-type="float">
            <text:p>1,0609454666</text:p>
          </table:table-cell>
          <table:table-cell table:formula="of:=[.G52]/[.G55]" office:value-type="float" office:value="1.1140920439805" calcext:value-type="float">
            <text:p>1,11409204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52]/[.E56]" office:value-type="float" office:value="1.27328492584077" calcext:value-type="float">
            <text:p>1,2732849258</text:p>
          </table:table-cell>
          <table:table-cell table:formula="of:=[.F52]/[.F56]" office:value-type="float" office:value="1.05274356141329" calcext:value-type="float">
            <text:p>1,0527435614</text:p>
          </table:table-cell>
          <table:table-cell table:formula="of:=[.G52]/[.G56]" office:value-type="float" office:value="1.11850529805889" calcext:value-type="float">
            <text:p>1,118505298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E52]/[.E57]" office:value-type="float" office:value="1.27460030826574" calcext:value-type="float">
            <text:p>1,2746003083</text:p>
          </table:table-cell>
          <table:table-cell table:formula="of:=[.F52]/[.F57]" office:value-type="float" office:value="1.0179303227855" calcext:value-type="float">
            <text:p>1,0179303228</text:p>
          </table:table-cell>
          <table:table-cell table:formula="of:=[.G52]/[.G57]" office:value-type="float" office:value="1.25991410837382" calcext:value-type="float">
            <text:p>1,25991410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E52]/[.E58]" office:value-type="float" office:value="1.2461599372985" calcext:value-type="float">
            <text:p>1,2461599373</text:p>
          </table:table-cell>
          <table:table-cell table:formula="of:=[.F52]/[.F58]" office:value-type="float" office:value="1.04447958948183" calcext:value-type="float">
            <text:p>1,0444795895</text:p>
          </table:table-cell>
          <table:table-cell table:formula="of:=[.G52]/[.G58]" office:value-type="float" office:value="1.05992375465361" calcext:value-type="float">
            <text:p>1,059923754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E52]/[.E59]" office:value-type="float" office:value="1.24728869622884" calcext:value-type="float">
            <text:p>1,2472886962</text:p>
          </table:table-cell>
          <table:table-cell table:formula="of:=[.F52]/[.F59]" office:value-type="float" office:value="1.01973479300999" calcext:value-type="float">
            <text:p>1,019734793</text:p>
          </table:table-cell>
          <table:table-cell table:formula="of:=[.G52]/[.G59]" office:value-type="float" office:value="1.10852058241956" calcext:value-type="float">
            <text:p>1,108520582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E52]/[.E60]" office:value-type="float" office:value="1.20369633254505" calcext:value-type="float">
            <text:p>1,2036963325</text:p>
          </table:table-cell>
          <table:table-cell table:formula="of:=[.F52]/[.F60]" office:value-type="float" office:value="1.04873286375857" calcext:value-type="float">
            <text:p>1,0487328638</text:p>
          </table:table-cell>
          <table:table-cell table:formula="of:=[.G52]/[.G60]" office:value-type="float" office:value="1.12989992194571" calcext:value-type="float">
            <text:p>1,129899921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E52]/[.E61]" office:value-type="float" office:value="1.20687064715549" calcext:value-type="float">
            <text:p>1,2068706472</text:p>
          </table:table-cell>
          <table:table-cell table:formula="of:=[.F52]/[.F61]" office:value-type="float" office:value="1.07152854665859" calcext:value-type="float">
            <text:p>1,0715285467</text:p>
          </table:table-cell>
          <table:table-cell table:formula="of:=[.G52]/[.G61]" office:value-type="float" office:value="1.18332783248774" calcext:value-type="float">
            <text:p>1,1833278325</text:p>
          </table:table-cell>
          <table:table-cell table:number-columns-repeated="3"/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ificação</text:p>
          </table:table-cell>
          <table:table-cell office:value-type="string" calcext:value-type="string">
            <text:p>Decodific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ial Sem Otimizações</text:p>
          </table:table-cell>
          <table:table-cell office:value-type="float" office:value="6.483127" calcext:value-type="float">
            <text:p>6,483127</text:p>
          </table:table-cell>
          <table:table-cell office:value-type="float" office:value="5.688063" calcext:value-type="float">
            <text:p>5,688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ial Otimizada</text:p>
          </table:table-cell>
          <table:table-cell office:value-type="float" office:value="3.6673" calcext:value-type="float">
            <text:p>3,6673</text:p>
          </table:table-cell>
          <table:table-cell office:value-type="float" office:value="5.63965" calcext:value-type="float">
            <text:p>5,63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ela</text:p>
          </table:table-cell>
          <table:table-cell office:value-type="float" office:value="2.56397" calcext:value-type="float">
            <text:p>2,56397</text:p>
          </table:table-cell>
          <table:table-cell office:value-type="float" office:value="3.83843" calcext:value-type="float">
            <text:p>3,83843</text:p>
          </table:table-cell>
          <table:table-cell table:number-columns-repeated="4"/>
        </table:table-row>
      </table:table>
      <table:table table:name="Textos" table:style-name="ta1">
        <table:shapes>
          <draw:frame draw:z-index="0" draw:style-name="gr1" draw:text-style-name="P1" svg:width="159.97mm" svg:height="90.05mm" svg:x="145.93mm" svg:y="120.59mm">
            <loext:p draw:notify-on-update-of-ranges="Textos.A27:Textos.A35 Textos.B26:Textos.B26 Textos.B27:Textos.B35 Textos.C26:Textos.C26 Textos.C27:Textos.C35 Textos.D26:Textos.D26 Textos.D27:Textos.D3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7mm" svg:height="90.05mm" svg:x="197.14mm" svg:y="22.31mm">
            <loext:p draw:notify-on-update-of-ranges="Textos.A15:Textos.A23 Textos.B14:Textos.B14 Textos.B15:Textos.B23 Textos.C14:Textos.C14 Textos.C15:Textos.C23 Textos.D14:Textos.D14 Textos.D15:Textos.D23 Textos.E14:Textos.E14 Textos.E15:Textos.E2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7mm" svg:height="90.05mm" svg:x="198.78mm" svg:y="232.16mm">
            <loext:p draw:notify-on-update-of-ranges="Textos.A65:Textos.A73 Textos.B64:Textos.B64 Textos.B65:Textos.B73 Textos.C64:Textos.C64 Textos.C65:Textos.C73 Textos.D64:Textos.D64 Textos.D65:Textos.D73 Textos.E64:Textos.E64 Textos.E65:Textos.E7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9.97mm" svg:height="90.05mm" svg:x="173.75mm" svg:y="328.31mm">
            <loext:p draw:notify-on-update-of-ranges="Textos.A77:Textos.A85 Textos.B76:Textos.B76 Textos.B77:Textos.B85 Textos.C76:Textos.C76 Textos.C77:Textos.C85 Textos.D76:Textos.D76 Textos.D77:Textos.D8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59.97mm" svg:height="90.05mm" svg:x="163.19mm" svg:y="438.02mm">
            <loext:p draw:notify-on-update-of-ranges="Textos.A97:Textos.A99 Textos.B96:Textos.B96 Textos.B97:Textos.B99 Textos.C96:Textos.C96 Textos.C97:Textos.C9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1MB</text:p>
          </table:table-cell>
          <table:table-cell office:value-type="string" calcext:value-type="string">
            <text:p>2MB</text:p>
          </table:table-cell>
          <table:table-cell office:value-type="string" calcext:value-type="string">
            <text:p>4MB</text:p>
          </table:table-cell>
          <table:table-cell office:value-type="string" calcext:value-type="string">
            <text:p>8MB</text:p>
          </table:table-cell>
          <table:table-cell office:value-type="string" calcext:value-type="string">
            <text:p>64KB NF</text:p>
          </table:table-cell>
          <table:table-cell office:value-type="string" calcext:value-type="string">
            <text:p>64KB SCAT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,474</text:p>
          </table:table-cell>
          <table:table-cell office:value-type="float" office:value="0.796" calcext:value-type="float">
            <text:p>0,796</text:p>
          </table:table-cell>
          <table:table-cell office:value-type="float" office:value="1.165" calcext:value-type="float">
            <text:p>1,165</text:p>
          </table:table-cell>
          <table:table-cell office:value-type="float" office:value="2.444" calcext:value-type="float">
            <text:p>2,444</text:p>
          </table:table-cell>
          <table:table-cell office:value-type="float" office:value="2.639" calcext:value-type="float">
            <text:p>2,639</text:p>
          </table:table-cell>
          <table:table-cell office:value-type="float" office:value="2.211" calcext:value-type="float">
            <text:p>2,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  <table:table-cell office:value-type="float" office:value="0.773" calcext:value-type="float">
            <text:p>0,773</text:p>
          </table:table-cell>
          <table:table-cell office:value-type="float" office:value="1.255" calcext:value-type="float">
            <text:p>1,255</text:p>
          </table:table-cell>
          <table:table-cell office:value-type="float" office:value="2.175" calcext:value-type="float">
            <text:p>2,175</text:p>
          </table:table-cell>
          <table:table-cell office:value-type="float" office:value="2.65" calcext:value-type="float">
            <text:p>2,65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,425</text:p>
          </table:table-cell>
          <table:table-cell office:value-type="float" office:value="0.733" calcext:value-type="float">
            <text:p>0,733</text:p>
          </table:table-cell>
          <table:table-cell office:value-type="float" office:value="1.167" calcext:value-type="float">
            <text:p>1,167</text:p>
          </table:table-cell>
          <table:table-cell office:value-type="float" office:value="2.119" calcext:value-type="float">
            <text:p>2,119</text:p>
          </table:table-cell>
          <table:table-cell office:value-type="float" office:value="2.472" calcext:value-type="float">
            <text:p>2,472</text:p>
          </table:table-cell>
          <table:table-cell office:value-type="float" office:value="2.313" calcext:value-type="float">
            <text:p>2,3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4" calcext:value-type="float">
            <text:p>0,424</text:p>
          </table:table-cell>
          <table:table-cell office:value-type="float" office:value="0.703" calcext:value-type="float">
            <text:p>0,703</text:p>
          </table:table-cell>
          <table:table-cell office:value-type="float" office:value="1.191" calcext:value-type="float">
            <text:p>1,191</text:p>
          </table:table-cell>
          <table:table-cell office:value-type="float" office:value="2.238" calcext:value-type="float">
            <text:p>2,238</text:p>
          </table:table-cell>
          <table:table-cell office:value-type="float" office:value="2.362" calcext:value-type="float">
            <text:p>2,362</text:p>
          </table:table-cell>
          <table:table-cell office:value-type="float" office:value="2.265" calcext:value-type="float">
            <text:p>2,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3" calcext:value-type="float">
            <text:p>0,423</text:p>
          </table:table-cell>
          <table:table-cell office:value-type="float" office:value="0.722" calcext:value-type="float">
            <text:p>0,722</text:p>
          </table:table-cell>
          <table:table-cell office:value-type="float" office:value="1.066" calcext:value-type="float">
            <text:p>1,066</text:p>
          </table:table-cell>
          <table:table-cell office:value-type="float" office:value="2.068" calcext:value-type="float">
            <text:p>2,068</text:p>
          </table:table-cell>
          <table:table-cell office:value-type="float" office:value="2.188" calcext:value-type="float">
            <text:p>2,188</text:p>
          </table:table-cell>
          <table:table-cell office:value-type="float" office:value="2.253" calcext:value-type="float">
            <text:p>2,2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8" calcext:value-type="float">
            <text:p>0,398</text:p>
          </table:table-cell>
          <table:table-cell office:value-type="float" office:value="0.725" calcext:value-type="float">
            <text:p>0,725</text:p>
          </table:table-cell>
          <table:table-cell office:value-type="float" office:value="1.155" calcext:value-type="float">
            <text:p>1,155</text:p>
          </table:table-cell>
          <table:table-cell office:value-type="float" office:value="2.045" calcext:value-type="float">
            <text:p>2,045</text:p>
          </table:table-cell>
          <table:table-cell office:value-type="float" office:value="2.221" calcext:value-type="float">
            <text:p>2,221</text:p>
          </table:table-cell>
          <table:table-cell office:value-type="float" office:value="2.207" calcext:value-type="float">
            <text:p>2,2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5" calcext:value-type="float">
            <text:p>0,395</text:p>
          </table:table-cell>
          <table:table-cell office:value-type="float" office:value="0.707" calcext:value-type="float">
            <text:p>0,707</text:p>
          </table:table-cell>
          <table:table-cell office:value-type="float" office:value="1.044" calcext:value-type="float">
            <text:p>1,044</text:p>
          </table:table-cell>
          <table:table-cell office:value-type="float" office:value="1.994" calcext:value-type="float">
            <text:p>1,994</text:p>
          </table:table-cell>
          <table:table-cell office:value-type="float" office:value="2.116" calcext:value-type="float">
            <text:p>2,116</text:p>
          </table:table-cell>
          <table:table-cell office:value-type="float" office:value="2.214" calcext:value-type="float">
            <text:p>2,2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91" calcext:value-type="float">
            <text:p>0,391</text:p>
          </table:table-cell>
          <table:table-cell office:value-type="float" office:value="0.674" calcext:value-type="float">
            <text:p>0,674</text:p>
          </table:table-cell>
          <table:table-cell office:value-type="float" office:value="1.153" calcext:value-type="float">
            <text:p>1,153</text:p>
          </table:table-cell>
          <table:table-cell office:value-type="float" office:value="1.938" calcext:value-type="float">
            <text:p>1,938</text:p>
          </table:table-cell>
          <table:table-cell office:value-type="float" office:value="2.134" calcext:value-type="float">
            <text:p>2,134</text:p>
          </table:table-cell>
          <table:table-cell office:value-type="float" office:value="2.083" calcext:value-type="float">
            <text:p>2,0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7" calcext:value-type="float">
            <text:p>0,397</text:p>
          </table:table-cell>
          <table:table-cell office:value-type="float" office:value="0.68" calcext:value-type="float">
            <text:p>0,68</text:p>
          </table:table-cell>
          <table:table-cell office:value-type="float" office:value="1.067" calcext:value-type="float">
            <text:p>1,067</text:p>
          </table:table-cell>
          <table:table-cell office:value-type="float" office:value="1.967" calcext:value-type="float">
            <text:p>1,967</text:p>
          </table:table-cell>
          <table:table-cell office:value-type="float" office:value="2.102" calcext:value-type="float">
            <text:p>2,102</text:p>
          </table:table-cell>
          <table:table-cell office:value-type="float" office:value="2.035" calcext:value-type="float">
            <text:p>2,0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1" calcext:value-type="float">
            <text:p>0,381</text:p>
          </table:table-cell>
          <table:table-cell office:value-type="float" office:value="0.667" calcext:value-type="float">
            <text:p>0,667</text:p>
          </table:table-cell>
          <table:table-cell office:value-type="float" office:value="1.104" calcext:value-type="float">
            <text:p>1,104</text:p>
          </table:table-cell>
          <table:table-cell office:value-type="float" office:value="1.914" calcext:value-type="float">
            <text:p>1,914</text:p>
          </table:table-cell>
          <table:table-cell office:value-type="float" office:value="2.04" calcext:value-type="float">
            <text:p>2,04</text:p>
          </table:table-cell>
          <table:table-cell office:value-type="float" office:value="2.032" calcext:value-type="float">
            <text:p>2,03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1KB</text:p>
          </table:table-cell>
          <table:table-cell office:value-type="string" calcext:value-type="string">
            <text:p>4KB</text:p>
          </table:table-cell>
          <table:table-cell office:value-type="string" calcext:value-type="string">
            <text:p>16KB</text:p>
          </table:table-cell>
          <table:table-cell office:value-type="string" calcext:value-type="string">
            <text:p>64KB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/[.B3]" office:value-type="float" office:value="1.00851063829787" calcext:value-type="float">
            <text:p>1,0085106383</text:p>
          </table:table-cell>
          <table:table-cell table:formula="of:=[.C2]/[.C3]" office:value-type="float" office:value="1.02975420439845" calcext:value-type="float">
            <text:p>1,0297542044</text:p>
          </table:table-cell>
          <table:table-cell table:formula="of:=[.D2]/[.D3]" office:value-type="float" office:value="0.928286852589642" calcext:value-type="float">
            <text:p>0,9282868526</text:p>
          </table:table-cell>
          <table:table-cell table:formula="of:=[.E2]/[.E3]" office:value-type="float" office:value="1.12367816091954" calcext:value-type="float">
            <text:p>1,12367816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/[.B4]" office:value-type="float" office:value="1.11529411764706" calcext:value-type="float">
            <text:p>1,1152941176</text:p>
          </table:table-cell>
          <table:table-cell table:formula="of:=[.C2]/[.C4]" office:value-type="float" office:value="1.08594815825375" calcext:value-type="float">
            <text:p>1,0859481583</text:p>
          </table:table-cell>
          <table:table-cell table:formula="of:=[.D2]/[.D4]" office:value-type="float" office:value="0.998286203941731" calcext:value-type="float">
            <text:p>0,9982862039</text:p>
          </table:table-cell>
          <table:table-cell table:formula="of:=[.E2]/[.E4]" office:value-type="float" office:value="1.15337423312883" calcext:value-type="float">
            <text:p>1,15337423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/[.B5]" office:value-type="float" office:value="1.11792452830189" calcext:value-type="float">
            <text:p>1,1179245283</text:p>
          </table:table-cell>
          <table:table-cell table:formula="of:=[.C2]/[.C5]" office:value-type="float" office:value="1.13229018492176" calcext:value-type="float">
            <text:p>1,1322901849</text:p>
          </table:table-cell>
          <table:table-cell table:formula="of:=[.D2]/[.D5]" office:value-type="float" office:value="0.978169605373636" calcext:value-type="float">
            <text:p>0,9781696054</text:p>
          </table:table-cell>
          <table:table-cell table:formula="of:=[.E2]/[.E5]" office:value-type="float" office:value="1.09204647006256" calcext:value-type="float">
            <text:p>1,09204647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/[.B6]" office:value-type="float" office:value="1.12056737588652" calcext:value-type="float">
            <text:p>1,1205673759</text:p>
          </table:table-cell>
          <table:table-cell table:formula="of:=[.C2]/[.C6]" office:value-type="float" office:value="1.10249307479224" calcext:value-type="float">
            <text:p>1,1024930748</text:p>
          </table:table-cell>
          <table:table-cell table:formula="of:=[.D2]/[.D6]" office:value-type="float" office:value="1.09287054409006" calcext:value-type="float">
            <text:p>1,0928705441</text:p>
          </table:table-cell>
          <table:table-cell table:formula="of:=[.E2]/[.E6]" office:value-type="float" office:value="1.18181818181818" calcext:value-type="float">
            <text:p>1,18181818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]/[.B7]" office:value-type="float" office:value="1.19095477386935" calcext:value-type="float">
            <text:p>1,1909547739</text:p>
          </table:table-cell>
          <table:table-cell table:formula="of:=[.C2]/[.C7]" office:value-type="float" office:value="1.09793103448276" calcext:value-type="float">
            <text:p>1,0979310345</text:p>
          </table:table-cell>
          <table:table-cell table:formula="of:=[.D2]/[.D7]" office:value-type="float" office:value="1.00865800865801" calcext:value-type="float">
            <text:p>1,0086580087</text:p>
          </table:table-cell>
          <table:table-cell table:formula="of:=[.E2]/[.E7]" office:value-type="float" office:value="1.19511002444988" calcext:value-type="float">
            <text:p>1,19511002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]/[.B8]" office:value-type="float" office:value="1.2" calcext:value-type="float">
            <text:p>1,2</text:p>
          </table:table-cell>
          <table:table-cell table:formula="of:=[.C2]/[.C8]" office:value-type="float" office:value="1.12588401697313" calcext:value-type="float">
            <text:p>1,125884017</text:p>
          </table:table-cell>
          <table:table-cell table:formula="of:=[.D2]/[.D8]" office:value-type="float" office:value="1.11590038314176" calcext:value-type="float">
            <text:p>1,1159003831</text:p>
          </table:table-cell>
          <table:table-cell table:formula="of:=[.E2]/[.E8]" office:value-type="float" office:value="1.22567703109328" calcext:value-type="float">
            <text:p>1,22567703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]/[.B9]" office:value-type="float" office:value="1.21227621483376" calcext:value-type="float">
            <text:p>1,2122762148</text:p>
          </table:table-cell>
          <table:table-cell table:formula="of:=[.C2]/[.C9]" office:value-type="float" office:value="1.18100890207715" calcext:value-type="float">
            <text:p>1,1810089021</text:p>
          </table:table-cell>
          <table:table-cell table:formula="of:=[.D2]/[.D9]" office:value-type="float" office:value="1.01040763226366" calcext:value-type="float">
            <text:p>1,0104076323</text:p>
          </table:table-cell>
          <table:table-cell table:formula="of:=[.E2]/[.E9]" office:value-type="float" office:value="1.26109391124871" calcext:value-type="float">
            <text:p>1,26109391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]/[.B10]" office:value-type="float" office:value="1.19395465994962" calcext:value-type="float">
            <text:p>1,1939546599</text:p>
          </table:table-cell>
          <table:table-cell table:formula="of:=[.C2]/[.C10]" office:value-type="float" office:value="1.17058823529412" calcext:value-type="float">
            <text:p>1,1705882353</text:p>
          </table:table-cell>
          <table:table-cell table:formula="of:=[.D2]/[.D10]" office:value-type="float" office:value="1.09184629803187" calcext:value-type="float">
            <text:p>1,091846298</text:p>
          </table:table-cell>
          <table:table-cell table:formula="of:=[.E2]/[.E10]" office:value-type="float" office:value="1.24250127097102" calcext:value-type="float">
            <text:p>1,24250127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]/[.B11]" office:value-type="float" office:value="1.24409448818898" calcext:value-type="float">
            <text:p>1,2440944882</text:p>
          </table:table-cell>
          <table:table-cell table:formula="of:=[.C2]/[.C11]" office:value-type="float" office:value="1.19340329835082" calcext:value-type="float">
            <text:p>1,1934032984</text:p>
          </table:table-cell>
          <table:table-cell table:formula="of:=[.D2]/[.D11]" office:value-type="float" office:value="1.05525362318841" calcext:value-type="float">
            <text:p>1,0552536232</text:p>
          </table:table-cell>
          <table:table-cell table:formula="of:=[.E2]/[.E11]" office:value-type="float" office:value="1.27690700104493" calcext:value-type="float">
            <text:p>1,27690700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Scatter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2]/[.E3]" office:value-type="float" office:value="1.12367816091954" calcext:value-type="float">
            <text:p>1,1236781609</text:p>
          </table:table-cell>
          <table:table-cell table:formula="of:=[.F2]/[.F3]" office:value-type="float" office:value="0.995849056603774" calcext:value-type="float">
            <text:p>0,9958490566</text:p>
          </table:table-cell>
          <table:table-cell table:formula="of:=[.G2]/[.G3]" office:value-type="float" office:value="0.870472440944882" calcext:value-type="float">
            <text:p>0,870472440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2]/[.E4]" office:value-type="float" office:value="1.15337423312883" calcext:value-type="float">
            <text:p>1,1533742331</text:p>
          </table:table-cell>
          <table:table-cell table:formula="of:=[.F2]/[.F4]" office:value-type="float" office:value="1.06755663430421" calcext:value-type="float">
            <text:p>1,0675566343</text:p>
          </table:table-cell>
          <table:table-cell table:formula="of:=[.G2]/[.G4]" office:value-type="float" office:value="0.955901426718547" calcext:value-type="float">
            <text:p>0,95590142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2]/[.E5]" office:value-type="float" office:value="1.09204647006256" calcext:value-type="float">
            <text:p>1,0920464701</text:p>
          </table:table-cell>
          <table:table-cell table:formula="of:=[.F2]/[.F5]" office:value-type="float" office:value="1.11727349703641" calcext:value-type="float">
            <text:p>1,117273497</text:p>
          </table:table-cell>
          <table:table-cell table:formula="of:=[.G2]/[.G5]" office:value-type="float" office:value="0.976158940397351" calcext:value-type="float">
            <text:p>0,97615894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2]/[.E6]" office:value-type="float" office:value="1.18181818181818" calcext:value-type="float">
            <text:p>1,1818181818</text:p>
          </table:table-cell>
          <table:table-cell table:formula="of:=[.F2]/[.F6]" office:value-type="float" office:value="1.20612431444241" calcext:value-type="float">
            <text:p>1,2061243144</text:p>
          </table:table-cell>
          <table:table-cell table:formula="of:=[.G2]/[.G6]" office:value-type="float" office:value="0.981358189081225" calcext:value-type="float">
            <text:p>0,981358189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E2]/[.E7]" office:value-type="float" office:value="1.19511002444988" calcext:value-type="float">
            <text:p>1,1951100244</text:p>
          </table:table-cell>
          <table:table-cell table:formula="of:=[.F2]/[.F7]" office:value-type="float" office:value="1.18820351193156" calcext:value-type="float">
            <text:p>1,1882035119</text:p>
          </table:table-cell>
          <table:table-cell table:formula="of:=[.G2]/[.G7]" office:value-type="float" office:value="1.00181241504305" calcext:value-type="float">
            <text:p>1,00181241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E2]/[.E8]" office:value-type="float" office:value="1.22567703109328" calcext:value-type="float">
            <text:p>1,2256770311</text:p>
          </table:table-cell>
          <table:table-cell table:formula="of:=[.F2]/[.F8]" office:value-type="float" office:value="1.24716446124764" calcext:value-type="float">
            <text:p>1,2471644612</text:p>
          </table:table-cell>
          <table:table-cell table:formula="of:=[.G2]/[.G8]" office:value-type="float" office:value="0.998644986449864" calcext:value-type="float">
            <text:p>0,998644986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E2]/[.E9]" office:value-type="float" office:value="1.26109391124871" calcext:value-type="float">
            <text:p>1,2610939112</text:p>
          </table:table-cell>
          <table:table-cell table:formula="of:=[.F2]/[.F9]" office:value-type="float" office:value="1.23664479850047" calcext:value-type="float">
            <text:p>1,2366447985</text:p>
          </table:table-cell>
          <table:table-cell table:formula="of:=[.G2]/[.G9]" office:value-type="float" office:value="1.06144983197312" calcext:value-type="float">
            <text:p>1,06144983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E2]/[.E10]" office:value-type="float" office:value="1.24250127097102" calcext:value-type="float">
            <text:p>1,242501271</text:p>
          </table:table-cell>
          <table:table-cell table:formula="of:=[.F2]/[.F10]" office:value-type="float" office:value="1.25547098001903" calcext:value-type="float">
            <text:p>1,25547098</text:p>
          </table:table-cell>
          <table:table-cell table:formula="of:=[.G2]/[.G10]" office:value-type="float" office:value="1.08648648648649" calcext:value-type="float">
            <text:p>1,086486486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E2]/[.E11]" office:value-type="float" office:value="1.27690700104493" calcext:value-type="float">
            <text:p>1,276907001</text:p>
          </table:table-cell>
          <table:table-cell table:formula="of:=[.F2]/[.F11]" office:value-type="float" office:value="1.29362745098039" calcext:value-type="float">
            <text:p>1,293627451</text:p>
          </table:table-cell>
          <table:table-cell table:formula="of:=[.G2]/[.G11]" office:value-type="float" office:value="1.0880905511811" calcext:value-type="float">
            <text:p>1,0880905512</text:p>
          </table:table-cell>
          <table:table-cell table:number-columns-repeated="3"/>
        </table:table-row>
        <table:table-row table:style-name="ro1" table:number-rows-repeated="15">
          <table:table-cell table:number-columns-repeated="7"/>
        </table:table-row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100KB</text:p>
          </table:table-cell>
          <table:table-cell office:value-type="string" calcext:value-type="string">
            <text:p>200KB</text:p>
          </table:table-cell>
          <table:table-cell office:value-type="string" calcext:value-type="string">
            <text:p>400KB</text:p>
          </table:table-cell>
          <table:table-cell office:value-type="string" calcext:value-type="string">
            <text:p>800KB</text:p>
          </table:table-cell>
          <table:table-cell office:value-type="string" calcext:value-type="string">
            <text:p>64KB NF</text:p>
          </table:table-cell>
          <table:table-cell office:value-type="string" calcext:value-type="string">
            <text:p>64KB SCAT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9" calcext:value-type="float">
            <text:p>2,29</text:p>
          </table:table-cell>
          <table:table-cell office:value-type="float" office:value="4.313" calcext:value-type="float">
            <text:p>4,313</text:p>
          </table:table-cell>
          <table:table-cell office:value-type="float" office:value="8.568" calcext:value-type="float">
            <text:p>8,568</text:p>
          </table:table-cell>
          <table:table-cell office:value-type="float" office:value="17.201" calcext:value-type="float">
            <text:p>17,201</text:p>
          </table:table-cell>
          <table:table-cell office:value-type="float" office:value="17.183" calcext:value-type="float">
            <text:p>17,183</text:p>
          </table:table-cell>
          <table:table-cell office:value-type="float" office:value="17.209" calcext:value-type="float">
            <text:p>17,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7" calcext:value-type="float">
            <text:p>1,157</text:p>
          </table:table-cell>
          <table:table-cell office:value-type="float" office:value="2.285" calcext:value-type="float">
            <text:p>2,285</text:p>
          </table:table-cell>
          <table:table-cell office:value-type="float" office:value="4.657" calcext:value-type="float">
            <text:p>4,657</text:p>
          </table:table-cell>
          <table:table-cell office:value-type="float" office:value="9.015" calcext:value-type="float">
            <text:p>9,015</text:p>
          </table:table-cell>
          <table:table-cell office:value-type="float" office:value="8.882" calcext:value-type="float">
            <text:p>8,882</text:p>
          </table:table-cell>
          <table:table-cell office:value-type="float" office:value="8.907" calcext:value-type="float">
            <text:p>8,9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,85</text:p>
          </table:table-cell>
          <table:table-cell office:value-type="float" office:value="1.659" calcext:value-type="float">
            <text:p>1,659</text:p>
          </table:table-cell>
          <table:table-cell office:value-type="float" office:value="3.391" calcext:value-type="float">
            <text:p>3,391</text:p>
          </table:table-cell>
          <table:table-cell office:value-type="float" office:value="6.514" calcext:value-type="float">
            <text:p>6,514</text:p>
          </table:table-cell>
          <table:table-cell office:value-type="float" office:value="6.53" calcext:value-type="float">
            <text:p>6,53</text:p>
          </table:table-cell>
          <table:table-cell office:value-type="float" office:value="6.19" calcext:value-type="float">
            <text:p>6,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5" calcext:value-type="float">
            <text:p>0,775</text:p>
          </table:table-cell>
          <table:table-cell office:value-type="float" office:value="1.303" calcext:value-type="float">
            <text:p>1,303</text:p>
          </table:table-cell>
          <table:table-cell office:value-type="float" office:value="2.685" calcext:value-type="float">
            <text:p>2,685</text:p>
          </table:table-cell>
          <table:table-cell office:value-type="float" office:value="5.156" calcext:value-type="float">
            <text:p>5,156</text:p>
          </table:table-cell>
          <table:table-cell office:value-type="float" office:value="4.759" calcext:value-type="float">
            <text:p>4,759</text:p>
          </table:table-cell>
          <table:table-cell office:value-type="float" office:value="4.785" calcext:value-type="float">
            <text:p>4,7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7" calcext:value-type="float">
            <text:p>0,677</text:p>
          </table:table-cell>
          <table:table-cell office:value-type="float" office:value="1.127" calcext:value-type="float">
            <text:p>1,127</text:p>
          </table:table-cell>
          <table:table-cell office:value-type="float" office:value="2.248" calcext:value-type="float">
            <text:p>2,248</text:p>
          </table:table-cell>
          <table:table-cell office:value-type="float" office:value="4.329" calcext:value-type="float">
            <text:p>4,329</text:p>
          </table:table-cell>
          <table:table-cell office:value-type="float" office:value="4.168" calcext:value-type="float">
            <text:p>4,168</text:p>
          </table:table-cell>
          <table:table-cell office:value-type="float" office:value="4.027" calcext:value-type="float">
            <text:p>4,0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8" calcext:value-type="float">
            <text:p>0,578</text:p>
          </table:table-cell>
          <table:table-cell office:value-type="float" office:value="1.063" calcext:value-type="float">
            <text:p>1,063</text:p>
          </table:table-cell>
          <table:table-cell office:value-type="float" office:value="1.973" calcext:value-type="float">
            <text:p>1,973</text:p>
          </table:table-cell>
          <table:table-cell office:value-type="float" office:value="3.798" calcext:value-type="float">
            <text:p>3,798</text:p>
          </table:table-cell>
          <table:table-cell office:value-type="float" office:value="3.549" calcext:value-type="float">
            <text:p>3,549</text:p>
          </table:table-cell>
          <table:table-cell office:value-type="float" office:value="3.534" calcext:value-type="float">
            <text:p>3,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5" calcext:value-type="float">
            <text:p>0,515</text:p>
          </table:table-cell>
          <table:table-cell office:value-type="float" office:value="0.964" calcext:value-type="float">
            <text:p>0,964</text:p>
          </table:table-cell>
          <table:table-cell office:value-type="float" office:value="1.776" calcext:value-type="float">
            <text:p>1,776</text:p>
          </table:table-cell>
          <table:table-cell office:value-type="float" office:value="3.362" calcext:value-type="float">
            <text:p>3,362</text:p>
          </table:table-cell>
          <table:table-cell office:value-type="float" office:value="3.214" calcext:value-type="float">
            <text:p>3,214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9" calcext:value-type="float">
            <text:p>0,459</text:p>
          </table:table-cell>
          <table:table-cell office:value-type="float" office:value="0.881" calcext:value-type="float">
            <text:p>0,881</text:p>
          </table:table-cell>
          <table:table-cell office:value-type="float" office:value="1.635" calcext:value-type="float">
            <text:p>1,635</text:p>
          </table:table-cell>
          <table:table-cell office:value-type="float" office:value="3.119" calcext:value-type="float">
            <text:p>3,119</text:p>
          </table:table-cell>
          <table:table-cell office:value-type="float" office:value="2.908" calcext:value-type="float">
            <text:p>2,908</text:p>
          </table:table-cell>
          <table:table-cell office:value-type="float" office:value="2.923" calcext:value-type="float">
            <text:p>2,9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27" calcext:value-type="float">
            <text:p>0,427</text:p>
          </table:table-cell>
          <table:table-cell office:value-type="float" office:value="0.801" calcext:value-type="float">
            <text:p>0,801</text:p>
          </table:table-cell>
          <table:table-cell office:value-type="float" office:value="1.523" calcext:value-type="float">
            <text:p>1,523</text:p>
          </table:table-cell>
          <table:table-cell office:value-type="float" office:value="2.82" calcext:value-type="float">
            <text:p>2,82</text:p>
          </table:table-cell>
          <table:table-cell office:value-type="float" office:value="2.687" calcext:value-type="float">
            <text:p>2,687</text:p>
          </table:table-cell>
          <table:table-cell office:value-type="float" office:value="2.592" calcext:value-type="float">
            <text:p>2,5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1" calcext:value-type="float">
            <text:p>0,391</text:p>
          </table:table-cell>
          <table:table-cell office:value-type="float" office:value="0.745" calcext:value-type="float">
            <text:p>0,745</text:p>
          </table:table-cell>
          <table:table-cell office:value-type="float" office:value="1.374" calcext:value-type="float">
            <text:p>1,374</text:p>
          </table:table-cell>
          <table:table-cell office:value-type="float" office:value="2.633" calcext:value-type="float">
            <text:p>2,633</text:p>
          </table:table-cell>
          <table:table-cell office:value-type="float" office:value="2.498" calcext:value-type="float">
            <text:p>2,498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1KB</text:p>
          </table:table-cell>
          <table:table-cell office:value-type="string" calcext:value-type="string">
            <text:p>4KB</text:p>
          </table:table-cell>
          <table:table-cell office:value-type="string" calcext:value-type="string">
            <text:p>16KB</text:p>
          </table:table-cell>
          <table:table-cell office:value-type="string" calcext:value-type="string">
            <text:p>64KB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2]/[.B53]" office:value-type="float" office:value="1.97925669835782" calcext:value-type="float">
            <text:p>1,9792566984</text:p>
          </table:table-cell>
          <table:table-cell table:formula="of:=[.C52]/[.C53]" office:value-type="float" office:value="1.88752735229759" calcext:value-type="float">
            <text:p>1,8875273523</text:p>
          </table:table-cell>
          <table:table-cell table:formula="of:=[.D52]/[.D53]" office:value-type="float" office:value="1.83981103714838" calcext:value-type="float">
            <text:p>1,8398110371</text:p>
          </table:table-cell>
          <table:table-cell table:formula="of:=[.E52]/[.E53]" office:value-type="float" office:value="1.90804215196894" calcext:value-type="float">
            <text:p>1,9080421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2]/[.B54]" office:value-type="float" office:value="2.69411764705882" calcext:value-type="float">
            <text:p>2,6941176471</text:p>
          </table:table-cell>
          <table:table-cell table:formula="of:=[.C52]/[.C54]" office:value-type="float" office:value="2.59975889089813" calcext:value-type="float">
            <text:p>2,5997588909</text:p>
          </table:table-cell>
          <table:table-cell table:formula="of:=[.D52]/[.D54]" office:value-type="float" office:value="2.52668829253907" calcext:value-type="float">
            <text:p>2,5266882925</text:p>
          </table:table-cell>
          <table:table-cell table:formula="of:=[.E52]/[.E54]" office:value-type="float" office:value="2.64062020264047" calcext:value-type="float">
            <text:p>2,64062020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2]/[.B55]" office:value-type="float" office:value="2.95483870967742" calcext:value-type="float">
            <text:p>2,9548387097</text:p>
          </table:table-cell>
          <table:table-cell table:formula="of:=[.C52]/[.C55]" office:value-type="float" office:value="3.31005372217959" calcext:value-type="float">
            <text:p>3,3100537222</text:p>
          </table:table-cell>
          <table:table-cell table:formula="of:=[.D52]/[.D55]" office:value-type="float" office:value="3.19106145251397" calcext:value-type="float">
            <text:p>3,1910614525</text:p>
          </table:table-cell>
          <table:table-cell table:formula="of:=[.E52]/[.E55]" office:value-type="float" office:value="3.33611326609775" calcext:value-type="float">
            <text:p>3,33611326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2]/[.B56]" office:value-type="float" office:value="3.38257016248154" calcext:value-type="float">
            <text:p>3,3825701625</text:p>
          </table:table-cell>
          <table:table-cell table:formula="of:=[.C52]/[.C56]" office:value-type="float" office:value="3.82697426796806" calcext:value-type="float">
            <text:p>3,826974268</text:p>
          </table:table-cell>
          <table:table-cell table:formula="of:=[.D52]/[.D56]" office:value-type="float" office:value="3.81138790035587" calcext:value-type="float">
            <text:p>3,8113879004</text:p>
          </table:table-cell>
          <table:table-cell table:formula="of:=[.E52]/[.E56]" office:value-type="float" office:value="3.97343497343497" calcext:value-type="float">
            <text:p>3,97343497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2]/[.B57]" office:value-type="float" office:value="3.96193771626298" calcext:value-type="float">
            <text:p>3,9619377163</text:p>
          </table:table-cell>
          <table:table-cell table:formula="of:=[.C52]/[.C57]" office:value-type="float" office:value="4.05738476011289" calcext:value-type="float">
            <text:p>4,0573847601</text:p>
          </table:table-cell>
          <table:table-cell table:formula="of:=[.D52]/[.D57]" office:value-type="float" office:value="4.34262544348708" calcext:value-type="float">
            <text:p>4,3426254435</text:p>
          </table:table-cell>
          <table:table-cell table:formula="of:=[.E52]/[.E57]" office:value-type="float" office:value="4.528962611901" calcext:value-type="float">
            <text:p>4,528962611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52]/[.B58]" office:value-type="float" office:value="4.44660194174757" calcext:value-type="float">
            <text:p>4,4466019417</text:p>
          </table:table-cell>
          <table:table-cell table:formula="of:=[.C52]/[.C58]" office:value-type="float" office:value="4.47406639004149" calcext:value-type="float">
            <text:p>4,47406639</text:p>
          </table:table-cell>
          <table:table-cell table:formula="of:=[.D52]/[.D58]" office:value-type="float" office:value="4.82432432432432" calcext:value-type="float">
            <text:p>4,8243243243</text:p>
          </table:table-cell>
          <table:table-cell table:formula="of:=[.E52]/[.E58]" office:value-type="float" office:value="5.1162998215348" calcext:value-type="float">
            <text:p>5,11629982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2]/[.B59]" office:value-type="float" office:value="4.98910675381264" calcext:value-type="float">
            <text:p>4,9891067538</text:p>
          </table:table-cell>
          <table:table-cell table:formula="of:=[.C52]/[.C59]" office:value-type="float" office:value="4.8955732122588" calcext:value-type="float">
            <text:p>4,8955732123</text:p>
          </table:table-cell>
          <table:table-cell table:formula="of:=[.D52]/[.D59]" office:value-type="float" office:value="5.24036697247706" calcext:value-type="float">
            <text:p>5,2403669725</text:p>
          </table:table-cell>
          <table:table-cell table:formula="of:=[.E52]/[.E59]" office:value-type="float" office:value="5.51490862455915" calcext:value-type="float">
            <text:p>5,514908624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2]/[.B60]" office:value-type="float" office:value="5.36299765807963" calcext:value-type="float">
            <text:p>5,3629976581</text:p>
          </table:table-cell>
          <table:table-cell table:formula="of:=[.C52]/[.C60]" office:value-type="float" office:value="5.38451935081149" calcext:value-type="float">
            <text:p>5,3845193508</text:p>
          </table:table-cell>
          <table:table-cell table:formula="of:=[.D52]/[.D60]" office:value-type="float" office:value="5.62573867367039" calcext:value-type="float">
            <text:p>5,6257386737</text:p>
          </table:table-cell>
          <table:table-cell table:formula="of:=[.E52]/[.E60]" office:value-type="float" office:value="6.09964539007092" calcext:value-type="float">
            <text:p>6,09964539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2]/[.B61]" office:value-type="float" office:value="5.85677749360614" calcext:value-type="float">
            <text:p>5,8567774936</text:p>
          </table:table-cell>
          <table:table-cell table:formula="of:=[.C52]/[.C61]" office:value-type="float" office:value="5.78926174496644" calcext:value-type="float">
            <text:p>5,789261745</text:p>
          </table:table-cell>
          <table:table-cell table:formula="of:=[.D52]/[.D61]" office:value-type="float" office:value="6.23580786026201" calcext:value-type="float">
            <text:p>6,2358078603</text:p>
          </table:table-cell>
          <table:table-cell table:formula="of:=[.E52]/[.E61]" office:value-type="float" office:value="6.53285225977972" calcext:value-type="float">
            <text:p>6,532852259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Scatter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52]/[.E53]" office:value-type="float" office:value="1.90804215196894" calcext:value-type="float">
            <text:p>1,908042152</text:p>
          </table:table-cell>
          <table:table-cell table:formula="of:=[.F52]/[.F53]" office:value-type="float" office:value="1.9345868047737" calcext:value-type="float">
            <text:p>1,9345868048</text:p>
          </table:table-cell>
          <table:table-cell table:formula="of:=[.G52]/[.G53]" office:value-type="float" office:value="1.9320758953632" calcext:value-type="float">
            <text:p>1,93207589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52]/[.E54]" office:value-type="float" office:value="2.64062020264047" calcext:value-type="float">
            <text:p>2,6406202026</text:p>
          </table:table-cell>
          <table:table-cell table:formula="of:=[.F52]/[.F54]" office:value-type="float" office:value="2.63139356814701" calcext:value-type="float">
            <text:p>2,6313935681</text:p>
          </table:table-cell>
          <table:table-cell table:formula="of:=[.G52]/[.G54]" office:value-type="float" office:value="2.78012924071082" calcext:value-type="float">
            <text:p>2,78012924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52]/[.E55]" office:value-type="float" office:value="3.33611326609775" calcext:value-type="float">
            <text:p>3,3361132661</text:p>
          </table:table-cell>
          <table:table-cell table:formula="of:=[.F52]/[.F55]" office:value-type="float" office:value="3.61063248581635" calcext:value-type="float">
            <text:p>3,6106324858</text:p>
          </table:table-cell>
          <table:table-cell table:formula="of:=[.G52]/[.G55]" office:value-type="float" office:value="3.59644723092999" calcext:value-type="float">
            <text:p>3,59644723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52]/[.E56]" office:value-type="float" office:value="3.97343497343497" calcext:value-type="float">
            <text:p>3,9734349734</text:p>
          </table:table-cell>
          <table:table-cell table:formula="of:=[.F52]/[.F56]" office:value-type="float" office:value="4.12260076775432" calcext:value-type="float">
            <text:p>4,1226007678</text:p>
          </table:table-cell>
          <table:table-cell table:formula="of:=[.G52]/[.G56]" office:value-type="float" office:value="4.27340451949342" calcext:value-type="float">
            <text:p>4,273404519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E52]/[.E57]" office:value-type="float" office:value="4.528962611901" calcext:value-type="float">
            <text:p>4,5289626119</text:p>
          </table:table-cell>
          <table:table-cell table:formula="of:=[.F52]/[.F57]" office:value-type="float" office:value="4.84164553395323" calcext:value-type="float">
            <text:p>4,841645534</text:p>
          </table:table-cell>
          <table:table-cell table:formula="of:=[.G52]/[.G57]" office:value-type="float" office:value="4.86955291454443" calcext:value-type="float">
            <text:p>4,869552914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E52]/[.E58]" office:value-type="float" office:value="5.1162998215348" calcext:value-type="float">
            <text:p>5,1162998215</text:p>
          </table:table-cell>
          <table:table-cell table:formula="of:=[.F52]/[.F58]" office:value-type="float" office:value="5.3462974486621" calcext:value-type="float">
            <text:p>5,3462974487</text:p>
          </table:table-cell>
          <table:table-cell table:formula="of:=[.G52]/[.G58]" office:value-type="float" office:value="5.48057324840764" calcext:value-type="float">
            <text:p>5,480573248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E52]/[.E59]" office:value-type="float" office:value="5.51490862455915" calcext:value-type="float">
            <text:p>5,5149086246</text:p>
          </table:table-cell>
          <table:table-cell table:formula="of:=[.F52]/[.F59]" office:value-type="float" office:value="5.90887207702889" calcext:value-type="float">
            <text:p>5,908872077</text:p>
          </table:table-cell>
          <table:table-cell table:formula="of:=[.G52]/[.G59]" office:value-type="float" office:value="5.88744440643175" calcext:value-type="float">
            <text:p>5,887444406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E52]/[.E60]" office:value-type="float" office:value="6.09964539007092" calcext:value-type="float">
            <text:p>6,0996453901</text:p>
          </table:table-cell>
          <table:table-cell table:formula="of:=[.F52]/[.F60]" office:value-type="float" office:value="6.3948641607741" calcext:value-type="float">
            <text:p>6,3948641608</text:p>
          </table:table-cell>
          <table:table-cell table:formula="of:=[.G52]/[.G60]" office:value-type="float" office:value="6.63927469135802" calcext:value-type="float">
            <text:p>6,63927469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E52]/[.E61]" office:value-type="float" office:value="6.53285225977972" calcext:value-type="float">
            <text:p>6,5328522598</text:p>
          </table:table-cell>
          <table:table-cell table:formula="of:=[.F52]/[.F61]" office:value-type="float" office:value="6.8787029623699" calcext:value-type="float">
            <text:p>6,8787029624</text:p>
          </table:table-cell>
          <table:table-cell table:formula="of:=[.G52]/[.G61]" office:value-type="float" office:value="7.11115702479339" calcext:value-type="float">
            <text:p>7,1111570248</text:p>
          </table:table-cell>
          <table:table-cell table:number-columns-repeated="3"/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ificação</text:p>
          </table:table-cell>
          <table:table-cell office:value-type="string" calcext:value-type="string">
            <text:p>Decodific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ial Sem Otimizações</text:p>
          </table:table-cell>
          <table:table-cell office:value-type="float" office:value="2.811" calcext:value-type="float">
            <text:p>2,811</text:p>
          </table:table-cell>
          <table:table-cell office:value-type="float" office:value="9.046" calcext:value-type="float">
            <text:p>9,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ial Otimizada</text:p>
          </table:table-cell>
          <table:table-cell office:value-type="float" office:value="2.45" calcext:value-type="float">
            <text:p>2,45</text:p>
          </table:table-cell>
          <table:table-cell office:value-type="float" office:value="4.588" calcext:value-type="float">
            <text:p>4,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ela</text:p>
          </table:table-cell>
          <table:table-cell office:value-type="float" office:value="1.914" calcext:value-type="float">
            <text:p>1,914</text:p>
          </table:table-cell>
          <table:table-cell office:value-type="float" office:value="0.758" calcext:value-type="float">
            <text:p>0,75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CT</text:p>
          </table:table-cell>
          <table:table-cell office:value-type="string" calcext:value-type="string">
            <text:p>SCATTE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1:22:18.180362607</meta:creation-date>
    <dc:date>2018-10-30T01:11:42.067188751</dc:date>
    <meta:editing-duration>PT2H11M17S</meta:editing-duration>
    <meta:editing-cycles>14</meta:editing-cycles>
    <meta:generator>LibreOffice/5.1.6.2$Linux_X86_64 LibreOffice_project/10m0$Build-2</meta:generator>
    <meta:document-statistic meta:table-count="2" meta:cell-count="69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72cm" svg:y="0.316cm" chart:style-name="ch2">
          <text:p>SpeedUp / Nº Threads</text:p>
        </chart:title>
        <chart:legend chart:legend-position="end" svg:x="13.278cm" svg:y="3.706cm" style:legend-expansion="high" chart:style-name="ch3"/>
        <chart:plot-area chart:style-name="ch4" table:cell-range-address="Imagens.A26:Imagens.D35" chart:data-source-has-labels="both" svg:x="0.319cm" svg:y="1.275cm" svg:width="12.64cm" svg:height="7.551cm">
          <chartooo:coordinate-region svg:x="1.046cm" svg:y="1.474cm" svg:width="11.726cm" svg:height="6.705cm"/>
          <chart:axis chart:dimension="x" chart:name="primary-x" chart:style-name="ch5" chartooo:axis-type="auto">
            <chartooo:date-scale/>
            <chart:categories table:cell-range-address="Imagens.A27:Imagens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agens.B27:Imagens.B35" chart:label-cell-address="Imagens.B26:Imagens.B26" chart:class="chart:line">
            <chart:data-point chart:repeated="9"/>
          </chart:series>
          <chart:series chart:style-name="ch8" chart:values-cell-range-address="Imagens.C27:Imagens.C35" chart:label-cell-address="Imagens.C26:Imagens.C26" chart:class="chart:line">
            <chart:data-point chart:repeated="9"/>
          </chart:series>
          <chart:series chart:style-name="ch9" chart:values-cell-range-address="Imagens.D27:Imagens.D35" chart:label-cell-address="Imagens.D26:Imagens.D26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</text:p>
                <draw:g>
                  <svg:desc>Imagens.B26:Imagens.B26</svg:desc>
                </draw:g>
              </table:table-cell>
              <table:table-cell office:value-type="string">
                <text:p>Paralelo</text:p>
                <draw:g>
                  <svg:desc>Imagens.C26:Imagens.C26</svg:desc>
                </draw:g>
              </table:table-cell>
              <table:table-cell office:value-type="string">
                <text:p>Scatter</text:p>
                <draw:g>
                  <svg:desc>Imagens.D26:Imagens.D2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Imagens.A27:Imagens.A35</svg:desc>
                </draw:g>
              </table:table-cell>
              <table:table-cell office:value-type="float" office:value="1.25268775675011">
                <text:p>1.25268775675011</text:p>
                <draw:g>
                  <svg:desc>Imagens.B27:Imagens.B35</svg:desc>
                </draw:g>
              </table:table-cell>
              <table:table-cell office:value-type="float" office:value="1.12273036339369">
                <text:p>1.12273036339369</text:p>
                <draw:g>
                  <svg:desc>Imagens.C27:Imagens.C35</svg:desc>
                </draw:g>
              </table:table-cell>
              <table:table-cell office:value-type="float" office:value="1.15616826008788">
                <text:p>1.15616826008788</text:p>
                <draw:g>
                  <svg:desc>Imagens.D27:Imagens.D3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63794876503535">
                <text:p>1.63794876503535</text:p>
              </table:table-cell>
              <table:table-cell office:value-type="float" office:value="1.16606618584609">
                <text:p>1.16606618584609</text:p>
              </table:table-cell>
              <table:table-cell office:value-type="float" office:value="1.28060388209921">
                <text:p>1.280603882099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758049556115">
                <text:p>1.5758049556115</text:p>
              </table:table-cell>
              <table:table-cell office:value-type="float" office:value="1.15905575270704">
                <text:p>1.15905575270704</text:p>
              </table:table-cell>
              <table:table-cell office:value-type="float" office:value="1.46327678974822">
                <text:p>1.463276789748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64309333235086">
                <text:p>1.64309333235086</text:p>
              </table:table-cell>
              <table:table-cell office:value-type="float" office:value="1.17005990381272">
                <text:p>1.17005990381272</text:p>
              </table:table-cell>
              <table:table-cell office:value-type="float" office:value="1.48867606010463">
                <text:p>1.488676060104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66885577165951">
                <text:p>1.66885577165951</text:p>
              </table:table-cell>
              <table:table-cell office:value-type="float" office:value="1.22662209474285">
                <text:p>1.22662209474285</text:p>
              </table:table-cell>
              <table:table-cell office:value-type="float" office:value="1.52648807993556">
                <text:p>1.526488079935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55231556414139">
                <text:p>1.55231556414139</text:p>
              </table:table-cell>
              <table:table-cell office:value-type="float" office:value="1.27246780120589">
                <text:p>1.27246780120589</text:p>
              </table:table-cell>
              <table:table-cell office:value-type="float" office:value="1.31016982811247">
                <text:p>1.310169828112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5065585313062">
                <text:p>1.55065585313062</text:p>
              </table:table-cell>
              <table:table-cell office:value-type="float" office:value="1.20571451752488">
                <text:p>1.20571451752488</text:p>
              </table:table-cell>
              <table:table-cell office:value-type="float" office:value="1.21174934015401">
                <text:p>1.211749340154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6579064587973">
                <text:p>1.76579064587973</text:p>
              </table:table-cell>
              <table:table-cell office:value-type="float" office:value="1.28367921336587">
                <text:p>1.28367921336587</text:p>
              </table:table-cell>
              <table:table-cell office:value-type="float" office:value="1.30215354025644">
                <text:p>1.302153540256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6582560407036">
                <text:p>1.76582560407036</text:p>
              </table:table-cell>
              <table:table-cell office:value-type="float" office:value="1.34475009803034">
                <text:p>1.34475009803034</text:p>
              </table:table-cell>
              <table:table-cell office:value-type="float" office:value="1.71632285353657">
                <text:p>1.71632285353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574cm" svg:y="0.316cm" chart:style-name="ch2">
          <text:p>Tempo de Execução (s)</text:p>
        </chart:title>
        <chart:legend chart:legend-position="end" svg:x="13.073cm" svg:y="3.955cm" style:legend-expansion="high" chart:style-name="ch3"/>
        <chart:plot-area chart:style-name="ch4" table:cell-range-address="Textos.A96:Textos.C99" chart:data-source-has-labels="both" svg:x="0.319cm" svg:y="1.275cm" svg:width="12.435cm" svg:height="7.551cm">
          <chartooo:coordinate-region svg:x="1.871cm" svg:y="1.275cm" svg:width="10.883cm" svg:height="3.604cm"/>
          <chart:axis chart:dimension="x" chart:name="primary-x" chart:style-name="ch5" chartooo:axis-type="auto">
            <chartooo:date-scale/>
            <chart:categories table:cell-range-address="Textos.A97:Textos.A9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xtos.B97:Textos.B99" chart:label-cell-address="Textos.B96:Textos.B96" chart:class="chart:bar">
            <chart:data-point chart:repeated="3"/>
          </chart:series>
          <chart:series chart:style-name="ch9" chart:values-cell-range-address="Textos.C97:Textos.C99" chart:label-cell-address="Textos.C96:Textos.C9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dificação</text:p>
                <draw:g>
                  <svg:desc>Textos.B96:Textos.B96</svg:desc>
                </draw:g>
              </table:table-cell>
              <table:table-cell office:value-type="string">
                <text:p>Decodificação</text:p>
                <draw:g>
                  <svg:desc>Textos.C96:Textos.C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cial Sem Otimizações</text:p>
                <draw:g>
                  <svg:desc>Textos.A97:Textos.A99</svg:desc>
                </draw:g>
              </table:table-cell>
              <table:table-cell office:value-type="float" office:value="2.811">
                <text:p>2.811</text:p>
                <draw:g>
                  <svg:desc>Textos.B97:Textos.B99</svg:desc>
                </draw:g>
              </table:table-cell>
              <table:table-cell office:value-type="float" office:value="9.046">
                <text:p>9.046</text:p>
                <draw:g>
                  <svg:desc>Textos.C97:Textos.C99</svg:desc>
                </draw:g>
              </table:table-cell>
            </table:table-row>
            <table:table-row>
              <table:table-cell office:value-type="string">
                <text:p>Sequencial Otimizada</text:p>
              </table:table-cell>
              <table:table-cell office:value-type="float" office:value="2.45">
                <text:p>2.45</text:p>
              </table:table-cell>
              <table:table-cell office:value-type="float" office:value="4.588">
                <text:p>4.588</text:p>
              </table:table-cell>
            </table:table-row>
            <table:table-row>
              <table:table-cell office:value-type="string">
                <text:p>Paralela</text:p>
              </table:table-cell>
              <table:table-cell office:value-type="float" office:value="1.914">
                <text:p>1.914</text:p>
              </table:table-cell>
              <table:table-cell office:value-type="float" office:value="0.758">
                <text:p>0.7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72cm" svg:y="0.316cm" chart:style-name="ch2">
          <text:p>SpeedUp / Nº Threads</text:p>
        </chart:title>
        <chart:legend chart:legend-position="end" svg:x="12.723cm" svg:y="3.457cm" style:legend-expansion="high" chart:style-name="ch3"/>
        <chart:plot-area chart:style-name="ch4" table:cell-range-address="Imagens.A14:Imagens.E23" chart:data-source-has-labels="both" svg:x="0.319cm" svg:y="1.275cm" svg:width="12.085cm" svg:height="7.551cm">
          <chartooo:coordinate-region svg:x="1.046cm" svg:y="1.474cm" svg:width="11.171cm" svg:height="6.705cm"/>
          <chart:axis chart:dimension="x" chart:name="primary-x" chart:style-name="ch5" chartooo:axis-type="auto">
            <chartooo:date-scale/>
            <chart:categories table:cell-range-address="Imagens.A15:Imagens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agens.B15:Imagens.B23" chart:label-cell-address="Imagens.B14:Imagens.B14" chart:class="chart:line">
            <chart:data-point chart:repeated="9"/>
          </chart:series>
          <chart:series chart:style-name="ch8" chart:values-cell-range-address="Imagens.C15:Imagens.C23" chart:label-cell-address="Imagens.C14:Imagens.C14" chart:class="chart:line">
            <chart:data-point chart:repeated="9"/>
          </chart:series>
          <chart:series chart:style-name="ch9" chart:values-cell-range-address="Imagens.D15:Imagens.D23" chart:label-cell-address="Imagens.D14:Imagens.D14" chart:class="chart:line">
            <chart:data-point chart:repeated="9"/>
          </chart:series>
          <chart:series chart:style-name="ch10" chart:values-cell-range-address="Imagens.E15:Imagens.E23" chart:label-cell-address="Imagens.E14:Imagens.E1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0p</text:p>
                <draw:g>
                  <svg:desc>Imagens.B14:Imagens.B14</svg:desc>
                </draw:g>
              </table:table-cell>
              <table:table-cell office:value-type="string">
                <text:p>HD (720p)</text:p>
                <draw:g>
                  <svg:desc>Imagens.C14:Imagens.C14</svg:desc>
                </draw:g>
              </table:table-cell>
              <table:table-cell office:value-type="string">
                <text:p>FHD (1080p)</text:p>
                <draw:g>
                  <svg:desc>Imagens.D14:Imagens.D14</svg:desc>
                </draw:g>
              </table:table-cell>
              <table:table-cell office:value-type="string">
                <text:p>UHD (4K)</text:p>
                <draw:g>
                  <svg:desc>Imagens.E14:Imagens.E1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Imagens.A15:Imagens.A23</svg:desc>
                </draw:g>
              </table:table-cell>
              <table:table-cell office:value-type="float" office:value="1.15063162480035">
                <text:p>1.15063162480035</text:p>
                <draw:g>
                  <svg:desc>Imagens.B15:Imagens.B23</svg:desc>
                </draw:g>
              </table:table-cell>
              <table:table-cell office:value-type="float" office:value="1.20125345230508">
                <text:p>1.20125345230508</text:p>
                <draw:g>
                  <svg:desc>Imagens.C15:Imagens.C23</svg:desc>
                </draw:g>
              </table:table-cell>
              <table:table-cell office:value-type="float" office:value="1.11796843473972">
                <text:p>1.11796843473972</text:p>
                <draw:g>
                  <svg:desc>Imagens.D15:Imagens.D23</svg:desc>
                </draw:g>
              </table:table-cell>
              <table:table-cell office:value-type="float" office:value="1.25268775675011">
                <text:p>1.25268775675011</text:p>
                <draw:g>
                  <svg:desc>Imagens.E15:Imagens.E2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5030812872934">
                <text:p>1.55030812872934</text:p>
              </table:table-cell>
              <table:table-cell office:value-type="float" office:value="1.24933161874207">
                <text:p>1.24933161874207</text:p>
              </table:table-cell>
              <table:table-cell office:value-type="float" office:value="1.676503514841">
                <text:p>1.676503514841</text:p>
              </table:table-cell>
              <table:table-cell office:value-type="float" office:value="1.63794876503535">
                <text:p>1.637948765035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48175018698579">
                <text:p>1.48175018698579</text:p>
              </table:table-cell>
              <table:table-cell office:value-type="float" office:value="1.25128352659998">
                <text:p>1.25128352659998</text:p>
              </table:table-cell>
              <table:table-cell office:value-type="float" office:value="1.72035491649734">
                <text:p>1.72035491649734</text:p>
              </table:table-cell>
              <table:table-cell office:value-type="float" office:value="1.5758049556115">
                <text:p>1.57580495561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64529524125903">
                <text:p>1.64529524125903</text:p>
              </table:table-cell>
              <table:table-cell office:value-type="float" office:value="1.59813570148613">
                <text:p>1.59813570148613</text:p>
              </table:table-cell>
              <table:table-cell office:value-type="float" office:value="1.72645379733908">
                <text:p>1.72645379733908</text:p>
              </table:table-cell>
              <table:table-cell office:value-type="float" office:value="1.64309333235086">
                <text:p>1.643093332350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64018710932649">
                <text:p>1.64018710932649</text:p>
              </table:table-cell>
              <table:table-cell office:value-type="float" office:value="1.58065850753946">
                <text:p>1.58065850753946</text:p>
              </table:table-cell>
              <table:table-cell office:value-type="float" office:value="1.71671268150617">
                <text:p>1.71671268150617</text:p>
              </table:table-cell>
              <table:table-cell office:value-type="float" office:value="1.66885577165951">
                <text:p>1.668855771659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56828751805894">
                <text:p>1.56828751805894</text:p>
              </table:table-cell>
              <table:table-cell office:value-type="float" office:value="1.58202064855488">
                <text:p>1.58202064855488</text:p>
              </table:table-cell>
              <table:table-cell office:value-type="float" office:value="1.77947195449631">
                <text:p>1.77947195449631</text:p>
              </table:table-cell>
              <table:table-cell office:value-type="float" office:value="1.55231556414139">
                <text:p>1.552315564141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9322851743134">
                <text:p>1.59322851743134</text:p>
              </table:table-cell>
              <table:table-cell office:value-type="float" office:value="1.52002215125219">
                <text:p>1.52002215125219</text:p>
              </table:table-cell>
              <table:table-cell office:value-type="float" office:value="1.66617996899391">
                <text:p>1.66617996899391</text:p>
              </table:table-cell>
              <table:table-cell office:value-type="float" office:value="1.55065585313062">
                <text:p>1.550655853130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62528457452263">
                <text:p>1.62528457452263</text:p>
              </table:table-cell>
              <table:table-cell office:value-type="float" office:value="1.65587020821741">
                <text:p>1.65587020821741</text:p>
              </table:table-cell>
              <table:table-cell office:value-type="float" office:value="1.73682010845526">
                <text:p>1.73682010845526</text:p>
              </table:table-cell>
              <table:table-cell office:value-type="float" office:value="1.76579064587973">
                <text:p>1.765790645879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5716556180598">
                <text:p>1.65716556180598</text:p>
              </table:table-cell>
              <table:table-cell office:value-type="float" office:value="1.62911506923516">
                <text:p>1.62911506923516</text:p>
              </table:table-cell>
              <table:table-cell office:value-type="float" office:value="1.8491376912894">
                <text:p>1.8491376912894</text:p>
              </table:table-cell>
              <table:table-cell office:value-type="float" office:value="1.76582560407036">
                <text:p>1.76582560407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72cm" svg:y="0.316cm" chart:style-name="ch2">
          <text:p>SpeedUp / Nº Threads</text:p>
        </chart:title>
        <chart:legend chart:legend-position="end" svg:x="12.723cm" svg:y="3.457cm" style:legend-expansion="high" chart:style-name="ch3"/>
        <chart:plot-area chart:style-name="ch4" table:cell-range-address="Imagens.A64:Imagens.E73" chart:data-source-has-labels="both" svg:x="0.319cm" svg:y="1.275cm" svg:width="12.085cm" svg:height="7.551cm">
          <chartooo:coordinate-region svg:x="1.046cm" svg:y="1.474cm" svg:width="11.171cm" svg:height="6.705cm"/>
          <chart:axis chart:dimension="x" chart:name="primary-x" chart:style-name="ch5" chartooo:axis-type="auto">
            <chartooo:date-scale/>
            <chart:categories table:cell-range-address="Imagens.A65:Imagens.A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agens.B65:Imagens.B73" chart:label-cell-address="Imagens.B64:Imagens.B64" chart:class="chart:line">
            <chart:data-point chart:repeated="9"/>
          </chart:series>
          <chart:series chart:style-name="ch8" chart:values-cell-range-address="Imagens.C65:Imagens.C73" chart:label-cell-address="Imagens.C64:Imagens.C64" chart:class="chart:line">
            <chart:data-point chart:repeated="9"/>
          </chart:series>
          <chart:series chart:style-name="ch9" chart:values-cell-range-address="Imagens.D65:Imagens.D73" chart:label-cell-address="Imagens.D64:Imagens.D64" chart:class="chart:line">
            <chart:data-point chart:repeated="9"/>
          </chart:series>
          <chart:series chart:style-name="ch10" chart:values-cell-range-address="Imagens.E65:Imagens.E73" chart:label-cell-address="Imagens.E64:Imagens.E6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0p</text:p>
                <draw:g>
                  <svg:desc>Imagens.B64:Imagens.B64</svg:desc>
                </draw:g>
              </table:table-cell>
              <table:table-cell office:value-type="string">
                <text:p>HD (720p)</text:p>
                <draw:g>
                  <svg:desc>Imagens.C64:Imagens.C64</svg:desc>
                </draw:g>
              </table:table-cell>
              <table:table-cell office:value-type="string">
                <text:p>FHD (1080p)</text:p>
                <draw:g>
                  <svg:desc>Imagens.D64:Imagens.D64</svg:desc>
                </draw:g>
              </table:table-cell>
              <table:table-cell office:value-type="string">
                <text:p>UHD (4K)</text:p>
                <draw:g>
                  <svg:desc>Imagens.E64:Imagens.E6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Imagens.A65:Imagens.A73</svg:desc>
                </draw:g>
              </table:table-cell>
              <table:table-cell office:value-type="float" office:value="0.96747563822298">
                <text:p>0.96747563822298</text:p>
                <draw:g>
                  <svg:desc>Imagens.B65:Imagens.B73</svg:desc>
                </draw:g>
              </table:table-cell>
              <table:table-cell office:value-type="float" office:value="0.995632417993774">
                <text:p>0.995632417993774</text:p>
                <draw:g>
                  <svg:desc>Imagens.C65:Imagens.C73</svg:desc>
                </draw:g>
              </table:table-cell>
              <table:table-cell office:value-type="float" office:value="0.929232641840065">
                <text:p>0.929232641840065</text:p>
                <draw:g>
                  <svg:desc>Imagens.D65:Imagens.D73</svg:desc>
                </draw:g>
              </table:table-cell>
              <table:table-cell office:value-type="float" office:value="1.03634317200598">
                <text:p>1.03634317200598</text:p>
                <draw:g>
                  <svg:desc>Imagens.E65:Imagens.E7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14161296246098">
                <text:p>1.14161296246098</text:p>
              </table:table-cell>
              <table:table-cell office:value-type="float" office:value="1.12223463739387">
                <text:p>1.12223463739387</text:p>
              </table:table-cell>
              <table:table-cell office:value-type="float" office:value="1.15074887143009">
                <text:p>1.15074887143009</text:p>
              </table:table-cell>
              <table:table-cell office:value-type="float" office:value="1.26968942309671">
                <text:p>1.269689423096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108785364816">
                <text:p>1.1108785364816</text:p>
              </table:table-cell>
              <table:table-cell office:value-type="float" office:value="1.12489836660192">
                <text:p>1.12489836660192</text:p>
              </table:table-cell>
              <table:table-cell office:value-type="float" office:value="1.16785487269975">
                <text:p>1.16785487269975</text:p>
              </table:table-cell>
              <table:table-cell office:value-type="float" office:value="1.25302947210205">
                <text:p>1.253029472102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0931094211691">
                <text:p>1.20931094211691</text:p>
              </table:table-cell>
              <table:table-cell office:value-type="float" office:value="1.26641571350188">
                <text:p>1.26641571350188</text:p>
              </table:table-cell>
              <table:table-cell office:value-type="float" office:value="1.16716991924674">
                <text:p>1.16716991924674</text:p>
              </table:table-cell>
              <table:table-cell office:value-type="float" office:value="1.27328492584077">
                <text:p>1.273284925840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17890972792863">
                <text:p>1.17890972792863</text:p>
              </table:table-cell>
              <table:table-cell office:value-type="float" office:value="1.26037132520884">
                <text:p>1.26037132520884</text:p>
              </table:table-cell>
              <table:table-cell office:value-type="float" office:value="1.16697150989642">
                <text:p>1.16697150989642</text:p>
              </table:table-cell>
              <table:table-cell office:value-type="float" office:value="1.27460030826574">
                <text:p>1.274600308265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3915258969705">
                <text:p>1.13915258969705</text:p>
              </table:table-cell>
              <table:table-cell office:value-type="float" office:value="1.26537427517132">
                <text:p>1.26537427517132</text:p>
              </table:table-cell>
              <table:table-cell office:value-type="float" office:value="1.12677576021305">
                <text:p>1.12677576021305</text:p>
              </table:table-cell>
              <table:table-cell office:value-type="float" office:value="1.2461599372985">
                <text:p>1.24615993729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462335381914">
                <text:p>1.1462335381914</text:p>
              </table:table-cell>
              <table:table-cell office:value-type="float" office:value="1.22876397477374">
                <text:p>1.22876397477374</text:p>
              </table:table-cell>
              <table:table-cell office:value-type="float" office:value="1.12592336426259">
                <text:p>1.12592336426259</text:p>
              </table:table-cell>
              <table:table-cell office:value-type="float" office:value="1.24728869622884">
                <text:p>1.247288696228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17718768315225">
                <text:p>1.17718768315225</text:p>
              </table:table-cell>
              <table:table-cell office:value-type="float" office:value="1.1621415534178">
                <text:p>1.1621415534178</text:p>
              </table:table-cell>
              <table:table-cell office:value-type="float" office:value="1.17377727116083">
                <text:p>1.17377727116083</text:p>
              </table:table-cell>
              <table:table-cell office:value-type="float" office:value="1.20369633254505">
                <text:p>1.203696332545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3664342117864">
                <text:p>1.13664342117864</text:p>
              </table:table-cell>
              <table:table-cell office:value-type="float" office:value="1.23798779245628">
                <text:p>1.23798779245628</text:p>
              </table:table-cell>
              <table:table-cell office:value-type="float" office:value="1.13488381630006">
                <text:p>1.13488381630006</text:p>
              </table:table-cell>
              <table:table-cell office:value-type="float" office:value="1.20687064715549">
                <text:p>1.206870647155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72cm" svg:y="0.316cm" chart:style-name="ch2">
          <text:p>SpeedUp / Nº Threads</text:p>
        </chart:title>
        <chart:legend chart:legend-position="end" svg:x="13.278cm" svg:y="3.706cm" style:legend-expansion="high" chart:style-name="ch3"/>
        <chart:plot-area chart:style-name="ch4" table:cell-range-address="Imagens.A76:Imagens.D85" chart:data-source-has-labels="both" svg:x="0.319cm" svg:y="1.275cm" svg:width="12.64cm" svg:height="7.551cm">
          <chartooo:coordinate-region svg:x="1.046cm" svg:y="1.474cm" svg:width="11.726cm" svg:height="6.705cm"/>
          <chart:axis chart:dimension="x" chart:name="primary-x" chart:style-name="ch5" chartooo:axis-type="auto">
            <chartooo:date-scale/>
            <chart:categories table:cell-range-address="Imagens.A77:Imagens.A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agens.B77:Imagens.B85" chart:label-cell-address="Imagens.B76:Imagens.B76" chart:class="chart:line">
            <chart:data-point chart:repeated="9"/>
          </chart:series>
          <chart:series chart:style-name="ch8" chart:values-cell-range-address="Imagens.C77:Imagens.C85" chart:label-cell-address="Imagens.C76:Imagens.C76" chart:class="chart:line">
            <chart:data-point chart:repeated="9"/>
          </chart:series>
          <chart:series chart:style-name="ch9" chart:values-cell-range-address="Imagens.D77:Imagens.D85" chart:label-cell-address="Imagens.D76:Imagens.D76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</text:p>
                <draw:g>
                  <svg:desc>Imagens.B76:Imagens.B76</svg:desc>
                </draw:g>
              </table:table-cell>
              <table:table-cell office:value-type="string">
                <text:p>Paralelo</text:p>
                <draw:g>
                  <svg:desc>Imagens.C76:Imagens.C76</svg:desc>
                </draw:g>
              </table:table-cell>
              <table:table-cell office:value-type="string">
                <text:p>Scatter</text:p>
                <draw:g>
                  <svg:desc>Imagens.D76:Imagens.D7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Imagens.A77:Imagens.A85</svg:desc>
                </draw:g>
              </table:table-cell>
              <table:table-cell office:value-type="float" office:value="1.03634317200598">
                <text:p>1.03634317200598</text:p>
                <draw:g>
                  <svg:desc>Imagens.B77:Imagens.B85</svg:desc>
                </draw:g>
              </table:table-cell>
              <table:table-cell office:value-type="float" office:value="1.05253113906388">
                <text:p>1.05253113906388</text:p>
                <draw:g>
                  <svg:desc>Imagens.C77:Imagens.C85</svg:desc>
                </draw:g>
              </table:table-cell>
              <table:table-cell office:value-type="float" office:value="0.99962068652497">
                <text:p>0.99962068652497</text:p>
                <draw:g>
                  <svg:desc>Imagens.D77:Imagens.D8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26968942309671">
                <text:p>1.26968942309671</text:p>
              </table:table-cell>
              <table:table-cell office:value-type="float" office:value="1.07376794654851">
                <text:p>1.07376794654851</text:p>
              </table:table-cell>
              <table:table-cell office:value-type="float" office:value="1.04960461324265">
                <text:p>1.049604613242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5302947210205">
                <text:p>1.25302947210205</text:p>
              </table:table-cell>
              <table:table-cell office:value-type="float" office:value="1.06094546657979">
                <text:p>1.06094546657979</text:p>
              </table:table-cell>
              <table:table-cell office:value-type="float" office:value="1.1140920439805">
                <text:p>1.11409204398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7328492584077">
                <text:p>1.27328492584077</text:p>
              </table:table-cell>
              <table:table-cell office:value-type="float" office:value="1.05274356141329">
                <text:p>1.05274356141329</text:p>
              </table:table-cell>
              <table:table-cell office:value-type="float" office:value="1.11850529805889">
                <text:p>1.118505298058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27460030826574">
                <text:p>1.27460030826574</text:p>
              </table:table-cell>
              <table:table-cell office:value-type="float" office:value="1.0179303227855">
                <text:p>1.0179303227855</text:p>
              </table:table-cell>
              <table:table-cell office:value-type="float" office:value="1.25991410837382">
                <text:p>1.259914108373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2461599372985">
                <text:p>1.2461599372985</text:p>
              </table:table-cell>
              <table:table-cell office:value-type="float" office:value="1.04447958948183">
                <text:p>1.04447958948183</text:p>
              </table:table-cell>
              <table:table-cell office:value-type="float" office:value="1.05992375465361">
                <text:p>1.059923754653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4728869622884">
                <text:p>1.24728869622884</text:p>
              </table:table-cell>
              <table:table-cell office:value-type="float" office:value="1.01973479300999">
                <text:p>1.01973479300999</text:p>
              </table:table-cell>
              <table:table-cell office:value-type="float" office:value="1.10852058241956">
                <text:p>1.108520582419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0369633254505">
                <text:p>1.20369633254505</text:p>
              </table:table-cell>
              <table:table-cell office:value-type="float" office:value="1.04873286375857">
                <text:p>1.04873286375857</text:p>
              </table:table-cell>
              <table:table-cell office:value-type="float" office:value="1.12989992194571">
                <text:p>1.129899921945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0687064715549">
                <text:p>1.20687064715549</text:p>
              </table:table-cell>
              <table:table-cell office:value-type="float" office:value="1.07152854665859">
                <text:p>1.07152854665859</text:p>
              </table:table-cell>
              <table:table-cell office:value-type="float" office:value="1.18332783248774">
                <text:p>1.18332783248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574cm" svg:y="0.316cm" chart:style-name="ch2">
          <text:p>Tempo de Execução (s)</text:p>
        </chart:title>
        <chart:legend chart:legend-position="end" svg:x="13.073cm" svg:y="3.955cm" style:legend-expansion="high" chart:style-name="ch3"/>
        <chart:plot-area chart:style-name="ch4" table:cell-range-address="Imagens.A96:Imagens.C99" chart:data-source-has-labels="both" svg:x="0.319cm" svg:y="1.275cm" svg:width="12.435cm" svg:height="7.551cm">
          <chartooo:coordinate-region svg:x="1.871cm" svg:y="1.275cm" svg:width="10.883cm" svg:height="3.604cm"/>
          <chart:axis chart:dimension="x" chart:name="primary-x" chart:style-name="ch5" chartooo:axis-type="auto">
            <chartooo:date-scale/>
            <chart:categories table:cell-range-address="Imagens.A97:Imagens.A9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magens.B97:Imagens.B99" chart:label-cell-address="Imagens.B96:Imagens.B96" chart:class="chart:bar">
            <chart:data-point chart:repeated="3"/>
          </chart:series>
          <chart:series chart:style-name="ch9" chart:values-cell-range-address="Imagens.C97:Imagens.C99" chart:label-cell-address="Imagens.C96:Imagens.C9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dificação</text:p>
                <draw:g>
                  <svg:desc>Imagens.B96:Imagens.B96</svg:desc>
                </draw:g>
              </table:table-cell>
              <table:table-cell office:value-type="string">
                <text:p>Decodificação</text:p>
                <draw:g>
                  <svg:desc>Imagens.C96:Imagens.C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cial Sem Otimizações</text:p>
                <draw:g>
                  <svg:desc>Imagens.A97:Imagens.A99</svg:desc>
                </draw:g>
              </table:table-cell>
              <table:table-cell office:value-type="float" office:value="6.483127">
                <text:p>6.483127</text:p>
                <draw:g>
                  <svg:desc>Imagens.B97:Imagens.B99</svg:desc>
                </draw:g>
              </table:table-cell>
              <table:table-cell office:value-type="float" office:value="5.688063">
                <text:p>5.688063</text:p>
                <draw:g>
                  <svg:desc>Imagens.C97:Imagens.C99</svg:desc>
                </draw:g>
              </table:table-cell>
            </table:table-row>
            <table:table-row>
              <table:table-cell office:value-type="string">
                <text:p>Sequencial Otimizada</text:p>
              </table:table-cell>
              <table:table-cell office:value-type="float" office:value="3.6673">
                <text:p>3.6673</text:p>
              </table:table-cell>
              <table:table-cell office:value-type="float" office:value="5.63965">
                <text:p>5.63965</text:p>
              </table:table-cell>
            </table:table-row>
            <table:table-row>
              <table:table-cell office:value-type="string">
                <text:p>Paralela</text:p>
              </table:table-cell>
              <table:table-cell office:value-type="float" office:value="2.56397">
                <text:p>2.56397</text:p>
              </table:table-cell>
              <table:table-cell office:value-type="float" office:value="3.83843">
                <text:p>3.838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72cm" svg:y="0.316cm" chart:style-name="ch2">
          <text:p>SpeedUp / Nº Threads</text:p>
        </chart:title>
        <chart:legend chart:legend-position="end" svg:x="13.278cm" svg:y="3.706cm" style:legend-expansion="high" chart:style-name="ch3"/>
        <chart:plot-area chart:style-name="ch4" table:cell-range-address="Textos.A26:Textos.D35" chart:data-source-has-labels="both" svg:x="0.319cm" svg:y="1.275cm" svg:width="12.64cm" svg:height="7.551cm">
          <chartooo:coordinate-region svg:x="1.046cm" svg:y="1.474cm" svg:width="11.726cm" svg:height="6.705cm"/>
          <chart:axis chart:dimension="x" chart:name="primary-x" chart:style-name="ch5" chartooo:axis-type="auto">
            <chartooo:date-scale/>
            <chart:categories table:cell-range-address="Textos.A27:Textos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xtos.B27:Textos.B35" chart:label-cell-address="Textos.B26:Textos.B26" chart:class="chart:line">
            <chart:data-point chart:repeated="9"/>
          </chart:series>
          <chart:series chart:style-name="ch8" chart:values-cell-range-address="Textos.C27:Textos.C35" chart:label-cell-address="Textos.C26:Textos.C26" chart:class="chart:line">
            <chart:data-point chart:repeated="9"/>
          </chart:series>
          <chart:series chart:style-name="ch9" chart:values-cell-range-address="Textos.D27:Textos.D35" chart:label-cell-address="Textos.D26:Textos.D26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</text:p>
                <draw:g>
                  <svg:desc>Textos.B26:Textos.B26</svg:desc>
                </draw:g>
              </table:table-cell>
              <table:table-cell office:value-type="string">
                <text:p>Paralelo</text:p>
                <draw:g>
                  <svg:desc>Textos.C26:Textos.C26</svg:desc>
                </draw:g>
              </table:table-cell>
              <table:table-cell office:value-type="string">
                <text:p>Scatter</text:p>
                <draw:g>
                  <svg:desc>Textos.D26:Textos.D2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extos.A27:Textos.A35</svg:desc>
                </draw:g>
              </table:table-cell>
              <table:table-cell office:value-type="float" office:value="1.12367816091954">
                <text:p>1.12367816091954</text:p>
                <draw:g>
                  <svg:desc>Textos.B27:Textos.B35</svg:desc>
                </draw:g>
              </table:table-cell>
              <table:table-cell office:value-type="float" office:value="0.995849056603774">
                <text:p>0.995849056603774</text:p>
                <draw:g>
                  <svg:desc>Textos.C27:Textos.C35</svg:desc>
                </draw:g>
              </table:table-cell>
              <table:table-cell office:value-type="float" office:value="0.870472440944882">
                <text:p>0.870472440944882</text:p>
                <draw:g>
                  <svg:desc>Textos.D27:Textos.D3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15337423312883">
                <text:p>1.15337423312883</text:p>
              </table:table-cell>
              <table:table-cell office:value-type="float" office:value="1.06755663430421">
                <text:p>1.06755663430421</text:p>
              </table:table-cell>
              <table:table-cell office:value-type="float" office:value="0.955901426718547">
                <text:p>0.9559014267185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9204647006256">
                <text:p>1.09204647006256</text:p>
              </table:table-cell>
              <table:table-cell office:value-type="float" office:value="1.11727349703641">
                <text:p>1.11727349703641</text:p>
              </table:table-cell>
              <table:table-cell office:value-type="float" office:value="0.976158940397351">
                <text:p>0.9761589403973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1.20612431444241">
                <text:p>1.20612431444241</text:p>
              </table:table-cell>
              <table:table-cell office:value-type="float" office:value="0.981358189081225">
                <text:p>0.9813581890812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19511002444988">
                <text:p>1.19511002444988</text:p>
              </table:table-cell>
              <table:table-cell office:value-type="float" office:value="1.18820351193156">
                <text:p>1.18820351193156</text:p>
              </table:table-cell>
              <table:table-cell office:value-type="float" office:value="1.00181241504305">
                <text:p>1.001812415043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22567703109328">
                <text:p>1.22567703109328</text:p>
              </table:table-cell>
              <table:table-cell office:value-type="float" office:value="1.24716446124764">
                <text:p>1.24716446124764</text:p>
              </table:table-cell>
              <table:table-cell office:value-type="float" office:value="0.998644986449864">
                <text:p>0.9986449864498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6109391124871">
                <text:p>1.26109391124871</text:p>
              </table:table-cell>
              <table:table-cell office:value-type="float" office:value="1.23664479850047">
                <text:p>1.23664479850047</text:p>
              </table:table-cell>
              <table:table-cell office:value-type="float" office:value="1.06144983197312">
                <text:p>1.061449831973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4250127097102">
                <text:p>1.24250127097102</text:p>
              </table:table-cell>
              <table:table-cell office:value-type="float" office:value="1.25547098001903">
                <text:p>1.25547098001903</text:p>
              </table:table-cell>
              <table:table-cell office:value-type="float" office:value="1.08648648648649">
                <text:p>1.086486486486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7690700104493">
                <text:p>1.27690700104493</text:p>
              </table:table-cell>
              <table:table-cell office:value-type="float" office:value="1.29362745098039">
                <text:p>1.29362745098039</text:p>
              </table:table-cell>
              <table:table-cell office:value-type="float" office:value="1.0880905511811">
                <text:p>1.08809055118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72cm" svg:y="0.316cm" chart:style-name="ch2">
          <text:p>SpeedUp / Nº Threads</text:p>
        </chart:title>
        <chart:legend chart:legend-position="end" svg:x="13.807cm" svg:y="3.457cm" style:legend-expansion="high" chart:style-name="ch3"/>
        <chart:plot-area chart:style-name="ch4" table:cell-range-address="Textos.A14:Textos.E23" chart:data-source-has-labels="both" svg:x="0.319cm" svg:y="1.275cm" svg:width="13.169cm" svg:height="7.551cm">
          <chartooo:coordinate-region svg:x="1.046cm" svg:y="1.474cm" svg:width="12.255cm" svg:height="6.705cm"/>
          <chart:axis chart:dimension="x" chart:name="primary-x" chart:style-name="ch5" chartooo:axis-type="auto">
            <chartooo:date-scale/>
            <chart:categories table:cell-range-address="Textos.A15:Textos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xtos.B15:Textos.B23" chart:label-cell-address="Textos.B14:Textos.B14" chart:class="chart:line">
            <chart:data-point chart:repeated="9"/>
          </chart:series>
          <chart:series chart:style-name="ch8" chart:values-cell-range-address="Textos.C15:Textos.C23" chart:label-cell-address="Textos.C14:Textos.C14" chart:class="chart:line">
            <chart:data-point chart:repeated="9"/>
          </chart:series>
          <chart:series chart:style-name="ch9" chart:values-cell-range-address="Textos.D15:Textos.D23" chart:label-cell-address="Textos.D14:Textos.D14" chart:class="chart:line">
            <chart:data-point chart:repeated="9"/>
          </chart:series>
          <chart:series chart:style-name="ch10" chart:values-cell-range-address="Textos.E15:Textos.E23" chart:label-cell-address="Textos.E14:Textos.E1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B</text:p>
                <draw:g>
                  <svg:desc>Textos.B14:Textos.B14</svg:desc>
                </draw:g>
              </table:table-cell>
              <table:table-cell office:value-type="string">
                <text:p>4KB</text:p>
                <draw:g>
                  <svg:desc>Textos.C14:Textos.C14</svg:desc>
                </draw:g>
              </table:table-cell>
              <table:table-cell office:value-type="string">
                <text:p>16KB</text:p>
                <draw:g>
                  <svg:desc>Textos.D14:Textos.D14</svg:desc>
                </draw:g>
              </table:table-cell>
              <table:table-cell office:value-type="string">
                <text:p>64KB</text:p>
                <draw:g>
                  <svg:desc>Textos.E14:Textos.E1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extos.A15:Textos.A23</svg:desc>
                </draw:g>
              </table:table-cell>
              <table:table-cell office:value-type="float" office:value="1.00851063829787">
                <text:p>1.00851063829787</text:p>
                <draw:g>
                  <svg:desc>Textos.B15:Textos.B23</svg:desc>
                </draw:g>
              </table:table-cell>
              <table:table-cell office:value-type="float" office:value="1.02975420439845">
                <text:p>1.02975420439845</text:p>
                <draw:g>
                  <svg:desc>Textos.C15:Textos.C23</svg:desc>
                </draw:g>
              </table:table-cell>
              <table:table-cell office:value-type="float" office:value="0.928286852589642">
                <text:p>0.928286852589642</text:p>
                <draw:g>
                  <svg:desc>Textos.D15:Textos.D23</svg:desc>
                </draw:g>
              </table:table-cell>
              <table:table-cell office:value-type="float" office:value="1.12367816091954">
                <text:p>1.12367816091954</text:p>
                <draw:g>
                  <svg:desc>Textos.E15:Textos.E2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11529411764706">
                <text:p>1.11529411764706</text:p>
              </table:table-cell>
              <table:table-cell office:value-type="float" office:value="1.08594815825375">
                <text:p>1.08594815825375</text:p>
              </table:table-cell>
              <table:table-cell office:value-type="float" office:value="0.998286203941731">
                <text:p>0.998286203941731</text:p>
              </table:table-cell>
              <table:table-cell office:value-type="float" office:value="1.15337423312883">
                <text:p>1.153374233128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1792452830189">
                <text:p>1.11792452830189</text:p>
              </table:table-cell>
              <table:table-cell office:value-type="float" office:value="1.13229018492176">
                <text:p>1.13229018492176</text:p>
              </table:table-cell>
              <table:table-cell office:value-type="float" office:value="0.978169605373636">
                <text:p>0.978169605373636</text:p>
              </table:table-cell>
              <table:table-cell office:value-type="float" office:value="1.09204647006256">
                <text:p>1.092046470062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2056737588652">
                <text:p>1.12056737588652</text:p>
              </table:table-cell>
              <table:table-cell office:value-type="float" office:value="1.10249307479224">
                <text:p>1.10249307479224</text:p>
              </table:table-cell>
              <table:table-cell office:value-type="float" office:value="1.09287054409006">
                <text:p>1.09287054409006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19095477386935">
                <text:p>1.19095477386935</text:p>
              </table:table-cell>
              <table:table-cell office:value-type="float" office:value="1.09793103448276">
                <text:p>1.09793103448276</text:p>
              </table:table-cell>
              <table:table-cell office:value-type="float" office:value="1.00865800865801">
                <text:p>1.00865800865801</text:p>
              </table:table-cell>
              <table:table-cell office:value-type="float" office:value="1.19511002444988">
                <text:p>1.195110024449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.12588401697313">
                <text:p>1.12588401697313</text:p>
              </table:table-cell>
              <table:table-cell office:value-type="float" office:value="1.11590038314176">
                <text:p>1.11590038314176</text:p>
              </table:table-cell>
              <table:table-cell office:value-type="float" office:value="1.22567703109328">
                <text:p>1.225677031093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1227621483376">
                <text:p>1.21227621483376</text:p>
              </table:table-cell>
              <table:table-cell office:value-type="float" office:value="1.18100890207715">
                <text:p>1.18100890207715</text:p>
              </table:table-cell>
              <table:table-cell office:value-type="float" office:value="1.01040763226366">
                <text:p>1.01040763226366</text:p>
              </table:table-cell>
              <table:table-cell office:value-type="float" office:value="1.26109391124871">
                <text:p>1.26109391124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19395465994962">
                <text:p>1.19395465994962</text:p>
              </table:table-cell>
              <table:table-cell office:value-type="float" office:value="1.17058823529412">
                <text:p>1.17058823529412</text:p>
              </table:table-cell>
              <table:table-cell office:value-type="float" office:value="1.09184629803187">
                <text:p>1.09184629803187</text:p>
              </table:table-cell>
              <table:table-cell office:value-type="float" office:value="1.24250127097102">
                <text:p>1.242501270971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4409448818898">
                <text:p>1.24409448818898</text:p>
              </table:table-cell>
              <table:table-cell office:value-type="float" office:value="1.19340329835082">
                <text:p>1.19340329835082</text:p>
              </table:table-cell>
              <table:table-cell office:value-type="float" office:value="1.05525362318841">
                <text:p>1.05525362318841</text:p>
              </table:table-cell>
              <table:table-cell office:value-type="float" office:value="1.27690700104493">
                <text:p>1.276907001044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72cm" svg:y="0.316cm" chart:style-name="ch2">
          <text:p>SpeedUp / Nº Threads</text:p>
        </chart:title>
        <chart:legend chart:legend-position="end" svg:x="13.807cm" svg:y="3.457cm" style:legend-expansion="high" chart:style-name="ch3"/>
        <chart:plot-area chart:style-name="ch4" table:cell-range-address="Textos.A64:Textos.E73" chart:data-source-has-labels="both" svg:x="0.319cm" svg:y="1.275cm" svg:width="13.169cm" svg:height="7.551cm">
          <chartooo:coordinate-region svg:x="0.755cm" svg:y="1.474cm" svg:width="12.546cm" svg:height="6.705cm"/>
          <chart:axis chart:dimension="x" chart:name="primary-x" chart:style-name="ch5" chartooo:axis-type="auto">
            <chartooo:date-scale/>
            <chart:categories table:cell-range-address="Textos.A65:Textos.A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xtos.B65:Textos.B73" chart:label-cell-address="Textos.B64:Textos.B64" chart:class="chart:line">
            <chart:data-point chart:repeated="9"/>
          </chart:series>
          <chart:series chart:style-name="ch8" chart:values-cell-range-address="Textos.C65:Textos.C73" chart:label-cell-address="Textos.C64:Textos.C64" chart:class="chart:line">
            <chart:data-point chart:repeated="9"/>
          </chart:series>
          <chart:series chart:style-name="ch9" chart:values-cell-range-address="Textos.D65:Textos.D73" chart:label-cell-address="Textos.D64:Textos.D64" chart:class="chart:line">
            <chart:data-point chart:repeated="9"/>
          </chart:series>
          <chart:series chart:style-name="ch10" chart:values-cell-range-address="Textos.E65:Textos.E73" chart:label-cell-address="Textos.E64:Textos.E6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B</text:p>
                <draw:g>
                  <svg:desc>Textos.B64:Textos.B64</svg:desc>
                </draw:g>
              </table:table-cell>
              <table:table-cell office:value-type="string">
                <text:p>4KB</text:p>
                <draw:g>
                  <svg:desc>Textos.C64:Textos.C64</svg:desc>
                </draw:g>
              </table:table-cell>
              <table:table-cell office:value-type="string">
                <text:p>16KB</text:p>
                <draw:g>
                  <svg:desc>Textos.D64:Textos.D64</svg:desc>
                </draw:g>
              </table:table-cell>
              <table:table-cell office:value-type="string">
                <text:p>64KB</text:p>
                <draw:g>
                  <svg:desc>Textos.E64:Textos.E6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extos.A65:Textos.A73</svg:desc>
                </draw:g>
              </table:table-cell>
              <table:table-cell office:value-type="float" office:value="1.97925669835782">
                <text:p>1.97925669835782</text:p>
                <draw:g>
                  <svg:desc>Textos.B65:Textos.B73</svg:desc>
                </draw:g>
              </table:table-cell>
              <table:table-cell office:value-type="float" office:value="1.88752735229759">
                <text:p>1.88752735229759</text:p>
                <draw:g>
                  <svg:desc>Textos.C65:Textos.C73</svg:desc>
                </draw:g>
              </table:table-cell>
              <table:table-cell office:value-type="float" office:value="1.83981103714838">
                <text:p>1.83981103714838</text:p>
                <draw:g>
                  <svg:desc>Textos.D65:Textos.D73</svg:desc>
                </draw:g>
              </table:table-cell>
              <table:table-cell office:value-type="float" office:value="1.90804215196894">
                <text:p>1.90804215196894</text:p>
                <draw:g>
                  <svg:desc>Textos.E65:Textos.E7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9411764705882">
                <text:p>2.69411764705882</text:p>
              </table:table-cell>
              <table:table-cell office:value-type="float" office:value="2.59975889089813">
                <text:p>2.59975889089813</text:p>
              </table:table-cell>
              <table:table-cell office:value-type="float" office:value="2.52668829253907">
                <text:p>2.52668829253907</text:p>
              </table:table-cell>
              <table:table-cell office:value-type="float" office:value="2.64062020264047">
                <text:p>2.640620202640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5483870967742">
                <text:p>2.95483870967742</text:p>
              </table:table-cell>
              <table:table-cell office:value-type="float" office:value="3.31005372217959">
                <text:p>3.31005372217959</text:p>
              </table:table-cell>
              <table:table-cell office:value-type="float" office:value="3.19106145251397">
                <text:p>3.19106145251397</text:p>
              </table:table-cell>
              <table:table-cell office:value-type="float" office:value="3.33611326609775">
                <text:p>3.336113266097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38257016248154">
                <text:p>3.38257016248154</text:p>
              </table:table-cell>
              <table:table-cell office:value-type="float" office:value="3.82697426796806">
                <text:p>3.82697426796806</text:p>
              </table:table-cell>
              <table:table-cell office:value-type="float" office:value="3.81138790035587">
                <text:p>3.81138790035587</text:p>
              </table:table-cell>
              <table:table-cell office:value-type="float" office:value="3.97343497343497">
                <text:p>3.973434973434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96193771626298">
                <text:p>3.96193771626298</text:p>
              </table:table-cell>
              <table:table-cell office:value-type="float" office:value="4.05738476011289">
                <text:p>4.05738476011289</text:p>
              </table:table-cell>
              <table:table-cell office:value-type="float" office:value="4.34262544348708">
                <text:p>4.34262544348708</text:p>
              </table:table-cell>
              <table:table-cell office:value-type="float" office:value="4.528962611901">
                <text:p>4.5289626119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44660194174757">
                <text:p>4.44660194174757</text:p>
              </table:table-cell>
              <table:table-cell office:value-type="float" office:value="4.47406639004149">
                <text:p>4.47406639004149</text:p>
              </table:table-cell>
              <table:table-cell office:value-type="float" office:value="4.82432432432432">
                <text:p>4.82432432432432</text:p>
              </table:table-cell>
              <table:table-cell office:value-type="float" office:value="5.1162998215348">
                <text:p>5.11629982153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98910675381264">
                <text:p>4.98910675381264</text:p>
              </table:table-cell>
              <table:table-cell office:value-type="float" office:value="4.8955732122588">
                <text:p>4.8955732122588</text:p>
              </table:table-cell>
              <table:table-cell office:value-type="float" office:value="5.24036697247706">
                <text:p>5.24036697247706</text:p>
              </table:table-cell>
              <table:table-cell office:value-type="float" office:value="5.51490862455915">
                <text:p>5.51490862455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36299765807963">
                <text:p>5.36299765807963</text:p>
              </table:table-cell>
              <table:table-cell office:value-type="float" office:value="5.38451935081149">
                <text:p>5.38451935081149</text:p>
              </table:table-cell>
              <table:table-cell office:value-type="float" office:value="5.62573867367039">
                <text:p>5.62573867367039</text:p>
              </table:table-cell>
              <table:table-cell office:value-type="float" office:value="6.09964539007092">
                <text:p>6.099645390070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85677749360614">
                <text:p>5.85677749360614</text:p>
              </table:table-cell>
              <table:table-cell office:value-type="float" office:value="5.78926174496644">
                <text:p>5.78926174496644</text:p>
              </table:table-cell>
              <table:table-cell office:value-type="float" office:value="6.23580786026201">
                <text:p>6.23580786026201</text:p>
              </table:table-cell>
              <table:table-cell office:value-type="float" office:value="6.53285225977972">
                <text:p>6.532852259779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72cm" svg:y="0.316cm" chart:style-name="ch2">
          <text:p>SpeedUp / Nº Threads</text:p>
        </chart:title>
        <chart:legend chart:legend-position="end" svg:x="13.278cm" svg:y="3.706cm" style:legend-expansion="high" chart:style-name="ch3"/>
        <chart:plot-area chart:style-name="ch4" table:cell-range-address="Textos.A76:Textos.D85" chart:data-source-has-labels="both" svg:x="0.319cm" svg:y="1.275cm" svg:width="12.64cm" svg:height="7.551cm">
          <chartooo:coordinate-region svg:x="0.755cm" svg:y="1.474cm" svg:width="12.017cm" svg:height="6.705cm"/>
          <chart:axis chart:dimension="x" chart:name="primary-x" chart:style-name="ch5" chartooo:axis-type="auto">
            <chartooo:date-scale/>
            <chart:categories table:cell-range-address="Textos.A77:Textos.A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xtos.B77:Textos.B85" chart:label-cell-address="Textos.B76:Textos.B76" chart:class="chart:line">
            <chart:data-point chart:repeated="9"/>
          </chart:series>
          <chart:series chart:style-name="ch8" chart:values-cell-range-address="Textos.C77:Textos.C85" chart:label-cell-address="Textos.C76:Textos.C76" chart:class="chart:line">
            <chart:data-point chart:repeated="9"/>
          </chart:series>
          <chart:series chart:style-name="ch9" chart:values-cell-range-address="Textos.D77:Textos.D85" chart:label-cell-address="Textos.D76:Textos.D76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</text:p>
                <draw:g>
                  <svg:desc>Textos.B76:Textos.B76</svg:desc>
                </draw:g>
              </table:table-cell>
              <table:table-cell office:value-type="string">
                <text:p>Paralelo</text:p>
                <draw:g>
                  <svg:desc>Textos.C76:Textos.C76</svg:desc>
                </draw:g>
              </table:table-cell>
              <table:table-cell office:value-type="string">
                <text:p>Scatter</text:p>
                <draw:g>
                  <svg:desc>Textos.D76:Textos.D7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extos.A77:Textos.A85</svg:desc>
                </draw:g>
              </table:table-cell>
              <table:table-cell office:value-type="float" office:value="1.90804215196894">
                <text:p>1.90804215196894</text:p>
                <draw:g>
                  <svg:desc>Textos.B77:Textos.B85</svg:desc>
                </draw:g>
              </table:table-cell>
              <table:table-cell office:value-type="float" office:value="1.9345868047737">
                <text:p>1.9345868047737</text:p>
                <draw:g>
                  <svg:desc>Textos.C77:Textos.C85</svg:desc>
                </draw:g>
              </table:table-cell>
              <table:table-cell office:value-type="float" office:value="1.9320758953632">
                <text:p>1.9320758953632</text:p>
                <draw:g>
                  <svg:desc>Textos.D77:Textos.D8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4062020264047">
                <text:p>2.64062020264047</text:p>
              </table:table-cell>
              <table:table-cell office:value-type="float" office:value="2.63139356814701">
                <text:p>2.63139356814701</text:p>
              </table:table-cell>
              <table:table-cell office:value-type="float" office:value="2.78012924071082">
                <text:p>2.780129240710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3611326609775">
                <text:p>3.33611326609775</text:p>
              </table:table-cell>
              <table:table-cell office:value-type="float" office:value="3.61063248581635">
                <text:p>3.61063248581635</text:p>
              </table:table-cell>
              <table:table-cell office:value-type="float" office:value="3.59644723092999">
                <text:p>3.596447230929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97343497343497">
                <text:p>3.97343497343497</text:p>
              </table:table-cell>
              <table:table-cell office:value-type="float" office:value="4.12260076775432">
                <text:p>4.12260076775432</text:p>
              </table:table-cell>
              <table:table-cell office:value-type="float" office:value="4.27340451949342">
                <text:p>4.273404519493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28962611901">
                <text:p>4.528962611901</text:p>
              </table:table-cell>
              <table:table-cell office:value-type="float" office:value="4.84164553395323">
                <text:p>4.84164553395323</text:p>
              </table:table-cell>
              <table:table-cell office:value-type="float" office:value="4.86955291454443">
                <text:p>4.869552914544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1162998215348">
                <text:p>5.1162998215348</text:p>
              </table:table-cell>
              <table:table-cell office:value-type="float" office:value="5.3462974486621">
                <text:p>5.3462974486621</text:p>
              </table:table-cell>
              <table:table-cell office:value-type="float" office:value="5.48057324840764">
                <text:p>5.480573248407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51490862455915">
                <text:p>5.51490862455915</text:p>
              </table:table-cell>
              <table:table-cell office:value-type="float" office:value="5.90887207702889">
                <text:p>5.90887207702889</text:p>
              </table:table-cell>
              <table:table-cell office:value-type="float" office:value="5.88744440643175">
                <text:p>5.887444406431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09964539007092">
                <text:p>6.09964539007092</text:p>
              </table:table-cell>
              <table:table-cell office:value-type="float" office:value="6.3948641607741">
                <text:p>6.3948641607741</text:p>
              </table:table-cell>
              <table:table-cell office:value-type="float" office:value="6.63927469135802">
                <text:p>6.639274691358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53285225977972">
                <text:p>6.53285225977972</text:p>
              </table:table-cell>
              <table:table-cell office:value-type="float" office:value="6.8787029623699">
                <text:p>6.8787029623699</text:p>
              </table:table-cell>
              <table:table-cell office:value-type="float" office:value="7.11115702479339">
                <text:p>7.111157024793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